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3cm"/>
    </style:style>
    <style:style style:family="table-column" style:name="co8">
      <style:table-column-properties fo:break-before="auto" style:column-width="2.741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2.125cm"/>
    </style:style>
    <style:style style:family="table-column" style:name="co18">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0">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0">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3">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4">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TL Data" style:name="ce52">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5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4">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5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9">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9">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0">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2">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4">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1.76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9">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00">
      <style:table-cell-properties style:glyph-orientation-vertical="0" fo:padding="0.071cm" style:diagonal-bl-tr="none" style:text-align-source="fix" fo:border="1.76pt solid #000000" style:direction="ltr" style:repeat-content="false"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1">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2">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3">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4">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5">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06">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107">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108">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09">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0">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1">
      <style:table-cell-properties fo:padding="0.071cm"/>
    </style:style>
    <style:style style:family="table-cell" style:parent-style-name="Default" style:name="ce112">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3" style:display-name="ce11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14" style:display-name="ce114">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15" style:display-name="ce115">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6" style:display-name="ce11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parent-style-name="TL ColHeader" style:family="table-cell" style:name="ce117" style:display-name="ce117">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Property" style:family="table-cell" style:name="ce118" style:display-name="ce118">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19" style:display-name="ce11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0" style:display-name="ce120">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1" style:display-name="ce121">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2" style:display-name="ce122">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Header" style:family="table-cell" style:name="ce123" style:display-name="ce12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24" style:display-name="ce1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5" style:display-name="ce125">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6" style:display-name="ce126">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27" style:display-name="ce127">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8" style:display-name="ce128">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9" style:display-name="ce129">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0" style:display-name="ce130">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103"/>
        <table:table-column table:style-name="co5" table:default-cell-style-name="ce79"/>
        <table:table-column table:style-name="co6" table:default-cell-style-name="ce79"/>
        <table:table-column table:style-name="co7" table:default-cell-style-name="ce79"/>
        <table:table-column table:style-name="co8" table:default-cell-style-name="ce79"/>
        <table:table-column table:style-name="co9" table:default-cell-style-name="ce2" table:number-columns-repeated="147"/>
        <table:table-column table:style-name="co9" table:default-cell-style-name="Default" table:number-columns-repeated="767"/>
        <table:table-row table:style-name="ro1">
          <table:table-cell ns41:value-type="string" table:number-rows-spanned="1" table:style-name="ce1" table:number-columns-spanned="110" office:value-type="string">
            <text:p>PROVINCIE FRIESLAND; <text:s/>ZEVENDE GEDEELTE: INDEELING DER DOOFSTOMMEN DIE ONDERWIJS EN GEEN ONDERWIJS GENOTEN HEBBEN, NAAR WOONPLAATS EN LEEFTIJD</text:p>
          </table:table-cell>
          <table:covered-table-cell table:style-name="ce15" table:number-columns-repeated="109"/>
          <table:table-cell table:style-name="ce98" table:number-columns-repeated="914"/>
        </table:table-row>
        <table:table-row table:style-name="ro1">
          <table:table-cell table:style-name="Default" table:number-columns-repeated="106"/>
          <table:table-cell table:style-name="ce74" table:number-columns-repeated="4"/>
          <table:table-cell table:number-columns-repeated="91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29"/>
          <table:table-cell ns41:value-type="string" table:number-rows-spanned="1" table:style-name="ce30" table:number-columns-spanned="103" office:value-type="string">
            <text:p>Gemeenten</text:p>
          </table:table-cell>
          <table:covered-table-cell table:style-name="ce40" table:number-columns-repeated="49"/>
          <table:covered-table-cell table:style-name="ce63" table:number-columns-repeated="52"/>
          <table:covered-table-cell table:style-name="ce68"/>
          <table:table-cell ns41:value-type="string" table:number-rows-spanned="4" table:style-name="ce75" table:number-columns-spanned="1" office:value-type="string">
            <text:p>Telling</text:p>
          </table:table-cell>
          <table:table-cell ns41:value-type="string" table:number-rows-spanned="4" table:style-name="ce83" table:number-columns-spanned="1" office:value-type="string">
            <text:p>Tabel</text:p>
          </table:table-cell>
          <table:table-cell ns41:value-type="string" table:number-rows-spanned="4" table:style-name="ce83" table:number-columns-spanned="1" office:value-type="string">
            <text:p>Pagina(s)</text:p>
          </table:table-cell>
          <table:table-cell ns41:value-type="string" table:number-rows-spanned="4" table:style-name="ce92" table:number-columns-spanned="1" office:value-type="string">
            <text:p>Image nummer(s)</text:p>
          </table:table-cell>
          <table:table-cell table:style-name="ce29" table:number-columns-repeated="914"/>
        </table:table-row>
        <table:table-row table:style-name="ro3">
          <table:covered-table-cell table:style-name="ce4"/>
          <table:covered-table-cell table:style-name="ce18"/>
          <table:table-cell table:style-name="ce29"/>
          <table:table-cell ns41:value-type="string" table:number-rows-spanned="2" table:style-name="ce31" table:number-columns-spanned="4" office:value-type="string">
            <text:p>Achtkarspelen</text:p>
          </table:table-cell>
          <table:covered-table-cell table:style-name="ce41" table:number-columns-repeated="2"/>
          <table:covered-table-cell table:style-name="ce53"/>
          <table:table-cell ns41:value-type="string" table:number-rows-spanned="2" table:style-name="ce57" table:number-columns-spanned="4" office:value-type="string">
            <text:p>Ameland</text:p>
          </table:table-cell>
          <table:covered-table-cell table:style-name="ce41" table:number-columns-repeated="2"/>
          <table:covered-table-cell table:style-name="ce53"/>
          <table:table-cell ns41:value-type="string" table:number-rows-spanned="2" table:style-name="ce57" table:number-columns-spanned="3" office:value-type="string">
            <text:p>Baarderadeel</text:p>
          </table:table-cell>
          <table:covered-table-cell table:style-name="ce41"/>
          <table:covered-table-cell table:style-name="ce62"/>
          <table:table-cell ns41:value-type="string" table:number-rows-spanned="2" table:style-name="ce57" table:number-columns-spanned="4" office:value-type="string">
            <text:p>Barradeel</text:p>
          </table:table-cell>
          <table:covered-table-cell table:style-name="ce41" table:number-columns-repeated="2"/>
          <table:covered-table-cell table:style-name="ce53"/>
          <table:table-cell ns41:value-type="string" table:number-rows-spanned="2" table:style-name="ce57" table:number-columns-spanned="4" office:value-type="string">
            <text:p>Bildt ('t)</text:p>
          </table:table-cell>
          <table:covered-table-cell table:style-name="ce41" table:number-columns-repeated="2"/>
          <table:covered-table-cell table:style-name="ce53"/>
          <table:table-cell ns41:value-type="string" table:number-rows-spanned="2" table:style-name="ce57" table:number-columns-spanned="4" office:value-type="string">
            <text:p>Bolsward</text:p>
          </table:table-cell>
          <table:covered-table-cell table:style-name="ce41" table:number-columns-repeated="2"/>
          <table:covered-table-cell table:style-name="ce53"/>
          <table:table-cell ns41:value-type="string" table:number-rows-spanned="2" table:style-name="ce57" table:number-columns-spanned="4" office:value-type="string">
            <text:p>Dantumadeel</text:p>
          </table:table-cell>
          <table:covered-table-cell table:style-name="ce41" table:number-columns-repeated="2"/>
          <table:covered-table-cell table:style-name="ce53"/>
          <table:table-cell ns41:value-type="string" table:number-rows-spanned="2" table:style-name="ce57" table:number-columns-spanned="4" office:value-type="string">
            <text:p>Dokkum</text:p>
          </table:table-cell>
          <table:covered-table-cell table:style-name="ce41" table:number-columns-repeated="2"/>
          <table:covered-table-cell table:style-name="ce53"/>
          <table:table-cell ns41:value-type="string" table:number-rows-spanned="2" table:style-name="ce113" table:number-columns-spanned="4" office:value-type="string">
            <text:p>Ferwerderadeel</text:p>
          </table:table-cell>
          <table:covered-table-cell table:style-name="ce41" table:number-columns-repeated="2"/>
          <table:covered-table-cell table:style-name="ce53"/>
          <table:table-cell ns41:value-type="string" table:number-rows-spanned="2" table:style-name="ce113" table:number-columns-spanned="4" office:value-type="string">
            <text:p>Franeker</text:p>
          </table:table-cell>
          <table:covered-table-cell table:style-name="ce41" table:number-columns-repeated="2"/>
          <table:covered-table-cell table:style-name="ce53"/>
          <table:table-cell ns41:value-type="string" table:number-rows-spanned="2" table:style-name="ce113" table:number-columns-spanned="3" office:value-type="string">
            <text:p>Franekeradeel</text:p>
          </table:table-cell>
          <table:covered-table-cell table:style-name="ce41"/>
          <table:covered-table-cell table:style-name="ce62"/>
          <table:table-cell ns41:value-type="string" table:number-rows-spanned="2" table:style-name="ce113" table:number-columns-spanned="2" office:value-type="string">
            <text:p>Gaasterland</text:p>
          </table:table-cell>
          <table:covered-table-cell table:style-name="ce62"/>
          <table:table-cell ns41:value-type="string" table:number-rows-spanned="2" table:style-name="ce113" table:number-columns-spanned="3" office:value-type="string">
            <text:p>Harlingen</text:p>
          </table:table-cell>
          <table:covered-table-cell table:style-name="ce41"/>
          <table:covered-table-cell table:style-name="ce62"/>
          <table:table-cell ns41:value-type="string" table:number-rows-spanned="2" table:style-name="ce113" table:number-columns-spanned="3" office:value-type="string">
            <text:p>Hennaarderadeel</text:p>
          </table:table-cell>
          <table:covered-table-cell table:style-name="ce41"/>
          <table:covered-table-cell table:style-name="ce53"/>
          <table:table-cell ns41:value-type="string" table:number-rows-spanned="2" table:style-name="ce113" table:number-columns-spanned="4" office:value-type="string">
            <text:p>Idaarderadeel</text:p>
          </table:table-cell>
          <table:covered-table-cell table:style-name="ce41" table:number-columns-repeated="2"/>
          <table:covered-table-cell table:style-name="ce53"/>
          <table:table-cell ns41:value-type="string" table:number-rows-spanned="2" table:style-name="ce113" table:number-columns-spanned="4" office:value-type="string">
            <text:p>Leeuwarden</text:p>
          </table:table-cell>
          <table:covered-table-cell table:style-name="ce41" table:number-columns-repeated="2"/>
          <table:covered-table-cell table:style-name="ce53"/>
          <table:table-cell ns41:value-type="string" table:number-rows-spanned="2" table:style-name="ce113" table:number-columns-spanned="4" office:value-type="string">
            <text:p>Leeuwarderadeel</text:p>
          </table:table-cell>
          <table:covered-table-cell table:style-name="ce41" table:number-columns-repeated="2"/>
          <table:covered-table-cell table:style-name="ce53"/>
          <table:table-cell ns41:value-type="string" table:number-rows-spanned="2" table:style-name="ce113" table:number-columns-spanned="3" office:value-type="string">
            <text:p>Lemsterland</text:p>
          </table:table-cell>
          <table:covered-table-cell table:style-name="ce41"/>
          <table:covered-table-cell table:style-name="ce62"/>
          <table:table-cell ns41:value-type="string" table:number-rows-spanned="2" table:style-name="ce113" table:number-columns-spanned="3" office:value-type="string">
            <text:p>Menaldumadeel</text:p>
          </table:table-cell>
          <table:covered-table-cell table:style-name="ce41"/>
          <table:covered-table-cell table:style-name="ce62"/>
          <table:table-cell ns41:value-type="string" table:number-rows-spanned="2" table:style-name="ce113" table:number-columns-spanned="2" office:value-type="string">
            <text:p>Ooststellingwerf</text:p>
          </table:table-cell>
          <table:covered-table-cell table:style-name="ce62"/>
          <table:table-cell ns41:value-type="string" table:number-rows-spanned="2" table:style-name="ce113" table:number-columns-spanned="3" office:value-type="string">
            <text:p>Opsterland</text:p>
          </table:table-cell>
          <table:covered-table-cell table:style-name="ce41"/>
          <table:covered-table-cell table:style-name="ce62"/>
          <table:table-cell ns41:value-type="string" table:number-rows-spanned="2" table:style-name="ce113" table:number-columns-spanned="3" office:value-type="string">
            <text:p>Smallingerland</text:p>
          </table:table-cell>
          <table:covered-table-cell table:style-name="ce41"/>
          <table:covered-table-cell table:style-name="ce62"/>
          <table:table-cell ns41:value-type="string" table:number-rows-spanned="2" table:style-name="ce113" table:number-columns-spanned="4" office:value-type="string">
            <text:p>Sneek</text:p>
          </table:table-cell>
          <table:covered-table-cell table:style-name="ce41" table:number-columns-repeated="2"/>
          <table:covered-table-cell table:style-name="ce53"/>
          <table:table-cell ns41:value-type="string" table:number-rows-spanned="2" table:style-name="ce113" table:number-columns-spanned="4" office:value-type="string">
            <text:p>Tietjerksteradeel</text:p>
          </table:table-cell>
          <table:covered-table-cell table:style-name="ce41" table:number-columns-repeated="2"/>
          <table:covered-table-cell table:style-name="ce53"/>
          <table:table-cell ns41:value-type="string" table:number-rows-spanned="2" table:style-name="ce113" table:number-columns-spanned="4" office:value-type="string">
            <text:p>Utingeradeel</text:p>
          </table:table-cell>
          <table:covered-table-cell table:style-name="ce41" table:number-columns-repeated="2"/>
          <table:covered-table-cell table:style-name="ce53"/>
          <table:table-cell ns41:value-type="string" table:number-rows-spanned="2" table:style-name="ce113" table:number-columns-spanned="3" office:value-type="string">
            <text:p>Westdongeradeel</text:p>
          </table:table-cell>
          <table:covered-table-cell table:style-name="ce41"/>
          <table:covered-table-cell table:style-name="ce62"/>
          <table:table-cell ns41:value-type="string" table:number-rows-spanned="2" table:style-name="ce113" table:number-columns-spanned="4" office:value-type="string">
            <text:p>Weststellingwerf</text:p>
          </table:table-cell>
          <table:covered-table-cell table:style-name="ce41" table:number-columns-repeated="2"/>
          <table:covered-table-cell table:style-name="ce53"/>
          <table:table-cell ns41:value-type="string" table:number-rows-spanned="2" table:style-name="ce113" table:number-columns-spanned="4" office:value-type="string">
            <text:p>Wijmbritseradeel</text:p>
          </table:table-cell>
          <table:covered-table-cell table:style-name="ce41" table:number-columns-repeated="2"/>
          <table:covered-table-cell table:style-name="ce53"/>
          <table:table-cell ns41:value-type="string" table:number-rows-spanned="2" table:style-name="ce64" table:number-columns-spanned="4" office:value-type="string">
            <text:p>Wonseradeel</text:p>
          </table:table-cell>
          <table:covered-table-cell table:style-name="ce41" table:number-columns-repeated="2"/>
          <table:covered-table-cell table:style-name="ce69"/>
          <table:covered-table-cell table:style-name="ce76"/>
          <table:covered-table-cell table:style-name="ce84"/>
          <table:covered-table-cell table:style-name="ce90"/>
          <table:covered-table-cell table:style-name="ce93"/>
          <table:table-cell table:style-name="ce99" table:number-columns-repeated="914"/>
        </table:table-row>
        <table:table-row table:style-name="ro3">
          <table:covered-table-cell table:style-name="ce4"/>
          <table:covered-table-cell table:style-name="ce18"/>
          <table:table-cell table:style-name="ce29"/>
          <table:covered-table-cell table:style-name="ce32"/>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covered-table-cell table:style-name="ce54"/>
          <table:covered-table-cell table:style-name="ce58"/>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70"/>
          <table:covered-table-cell table:style-name="ce77"/>
          <table:covered-table-cell table:style-name="ce85"/>
          <table:covered-table-cell table:style-name="ce90"/>
          <table:covered-table-cell table:style-name="ce93"/>
          <table:table-cell table:style-name="ce99" table:number-columns-repeated="914"/>
        </table:table-row>
        <table:table-row table:style-name="ro1">
          <table:covered-table-cell table:style-name="ce5"/>
          <table:covered-table-cell table:style-name="ce19"/>
          <table:table-cell table:style-name="ce29"/>
          <table:table-cell ns41:value-type="string" table:style-name="ce33"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3"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43" office:value-type="string">
            <text:p>*</text:p>
          </table:table-cell>
          <table:covered-table-cell table:style-name="ce78"/>
          <table:covered-table-cell table:style-name="ce86"/>
          <table:covered-table-cell table:style-name="ce91"/>
          <table:covered-table-cell table:style-name="ce94"/>
          <table:table-cell table:style-name="ce29" table:number-columns-repeated="914"/>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114"/>
          <table:table-cell table:style-name="ce44" table:number-columns-repeated="102"/>
          <table:table-cell ns41:value-type="string" table:style-name="ce80" office:value-type="string">
            <text:p>VT_1889</text:p>
          </table:table-cell>
          <table:table-cell ns41:value-type="string" table:style-name="ce87" office:value-type="string">
            <text:p>04_H7</text:p>
          </table:table-cell>
          <table:table-cell ns41:value-type="string" table:style-name="ce87" office:value-type="string">
            <text:p>240, 241, 246, 247</text:p>
          </table:table-cell>
          <table:table-cell ns41:value-type="string" table:style-name="ce95" office:value-type="string">
            <text:p>250531, 250534</text:p>
          </table:table-cell>
          <table:table-cell table:number-columns-repeated="914"/>
        </table:table-row>
        <table:table-row table:style-name="ro5">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115"/>
          <table:table-cell table:style-name="TL Data" table:number-columns-repeated="53"/>
          <table:table-cell ns41:value-type="float" table:style-name="Default" office:value="1" office:value-type="float">
            <text:p>1</text:p>
          </table:table-cell>
          <table:table-cell table:style-name="Default" table:number-columns-repeated="21"/>
          <table:table-cell ns41:value-type="float" table:style-name="Default" office:value="1" office:value-type="float">
            <text:p>1</text:p>
          </table:table-cell>
          <table:table-cell table:style-name="Default" table:number-columns-repeated="14"/>
          <table:table-cell ns41:value-type="float" table:style-name="Default" office:value="1" office:value-type="float">
            <text:p>1</text:p>
          </table:table-cell>
          <table:table-cell table:style-name="Default" table:number-columns-repeated="1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115"/>
          <table:table-cell table:style-name="TL Data" table:number-columns-repeated="77"/>
          <table:table-cell ns41:value-type="float" table:style-name="Default" office:value="1" office:value-type="float">
            <text:p>1</text:p>
          </table:table-cell>
          <table:table-cell table:style-name="Default" table:number-columns-repeated="12"/>
          <table:table-cell ns41:value-type="float" table:style-name="Default" office:value="1" office:value-type="float">
            <text:p>1</text:p>
          </table:table-cell>
          <table:table-cell table:style-name="Default" table:number-columns-repeated="1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115"/>
          <table:table-cell table:style-name="TL Data"/>
          <table:table-cell table:style-name="ce52" table:number-columns-repeated="2"/>
          <table:table-cell table:style-name="TL Data" table:number-columns-repeated="48"/>
          <table:table-cell table:style-name="ce116" table:number-columns-repeated="2"/>
          <table:table-cell ns41:value-type="float" table:style-name="Default" office:value="1" office:value-type="float">
            <text:p>1</text:p>
          </table:table-cell>
          <table:table-cell table:style-name="Default" table:number-columns-repeated="46"/>
          <table:table-cell ns41:value-type="float" table:style-name="Default" office:value="1" office:value-type="float">
            <text:p>1</text:p>
          </table:table-cell>
          <table:table-cell table:style-name="Default"/>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115"/>
          <table:table-cell table:style-name="TL Data" table:number-columns-repeated="90"/>
          <table:table-cell ns41:value-type="float" table:style-name="Default" office:value="2" office:value-type="float">
            <text:p>2</text:p>
          </table:table-cell>
          <table:table-cell table:style-name="Default" table:number-columns-repeated="1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115"/>
          <table:table-cell table:style-name="TL Data" table:number-columns-repeated="41"/>
          <table:table-cell ns41:value-type="float" table:style-name="Default" office:value="1" office:value-type="float">
            <text:p>1</text:p>
          </table:table-cell>
          <table:table-cell table:style-name="Default" table:number-columns-repeated="5"/>
          <table:table-cell ns41:value-type="float" table:style-name="Default" office:value="1" office:value-type="float">
            <text:p>1</text:p>
          </table:table-cell>
          <table:table-cell table:style-name="Default" table:number-columns-repeated="7"/>
          <table:table-cell ns41:value-type="float" table:style-name="Default" office:value="1" office:value-type="float">
            <text:p>1</text:p>
          </table:table-cell>
          <table:table-cell table:style-name="Default" table:number-columns-repeated="4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115"/>
          <table:table-cell table:style-name="TL Data" table:number-columns-repeated="98"/>
          <table:table-cell ns41:value-type="float" table:style-name="Default" office:value="1" office:value-type="float">
            <text:p>1</text:p>
          </table:table-cell>
          <table:table-cell table:style-name="Default" table:number-columns-repeated="3"/>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115"/>
          <table:table-cell table:style-name="TL Data" table:number-columns-repeated="72"/>
          <table:table-cell ns41:value-type="float" table:style-name="Default" office:value="1" office:value-type="float">
            <text:p>1</text:p>
          </table:table-cell>
          <table:table-cell table:style-name="Default" table:number-columns-repeated="2"/>
          <table:table-cell ns41:value-type="float" table:style-name="Default" office:value="1" office:value-type="float">
            <text:p>1</text:p>
          </table:table-cell>
          <table:table-cell table:style-name="Default" table:number-columns-repeated="16"/>
          <table:table-cell ns41:value-type="float" table:style-name="Default" office:value="1" office:value-type="float">
            <text:p>1</text:p>
          </table:table-cell>
          <table:table-cell table:style-name="Default" table:number-columns-repeated="9"/>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115"/>
          <table:table-cell table:style-name="TL Data" table:number-columns-repeated="90"/>
          <table:table-cell ns41:value-type="float" table:style-name="Default" office:value="1" office:value-type="float">
            <text:p>1</text:p>
          </table:table-cell>
          <table:table-cell table:style-name="Default" table:number-columns-repeated="1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115"/>
          <table:table-cell table:style-name="TL Data" table:number-columns-repeated="92"/>
          <table:table-cell ns41:value-type="float" table:style-name="Default" office:value="1" office:value-type="float">
            <text:p>1</text:p>
          </table:table-cell>
          <table:table-cell table:style-name="Default" table:number-columns-repeated="9"/>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115"/>
          <table:table-cell table:style-name="TL Data"/>
          <table:table-cell ns41:value-type="float" table:style-name="TL Data" office:value="1" office:value-type="float">
            <text:p>1</text:p>
          </table:table-cell>
          <table:table-cell table:style-name="TL Data" table:number-columns-repeated="67"/>
          <table:table-cell ns41:value-type="float" table:style-name="Default" office:value="1" office:value-type="float">
            <text:p>1</text:p>
          </table:table-cell>
          <table:table-cell table:style-name="Default" table:number-columns-repeated="3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115"/>
          <table:table-cell table:style-name="TL Data" table:number-columns-repeated="20"/>
          <table:table-cell ns41:value-type="float" office:value="1" table:style-name="TL Data" table:number-columns-repeated="2" office:value-type="float">
            <text:p>1</text:p>
          </table:table-cell>
          <table:table-cell table:style-name="TL Data" table:number-columns-repeated="27"/>
          <table:table-cell ns41:value-type="float" office:value="1" table:style-name="Default" table:number-columns-repeated="2" office:value-type="float">
            <text:p>1</text:p>
          </table:table-cell>
          <table:table-cell table:style-name="Default" table:number-columns-repeated="18"/>
          <table:table-cell ns41:value-type="float" table:style-name="Default" office:value="1"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number-columns-repeated="5"/>
          <table:table-cell ns41:value-type="float" office:value="1" table:style-name="Default" table:number-columns-repeated="2" office:value-type="float">
            <text:p>1</text:p>
          </table:table-cell>
          <table:table-cell table:style-name="Default" table:number-columns-repeated="2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ns41:value-type="float" table:style-name="ce115" office:value="1" office:value-type="float">
            <text:p>1</text:p>
          </table:table-cell>
          <table:table-cell ns41:value-type="float" table:style-name="TL Data" office:value="1" office:value-type="float">
            <text:p>1</text:p>
          </table:table-cell>
          <table:table-cell table:style-name="TL Data" table:number-columns-repeated="54"/>
          <table:table-cell ns41:value-type="float" office:value="1" table:style-name="Default" table:number-columns-repeated="2" office:value-type="float">
            <text:p>1</text:p>
          </table:table-cell>
          <table:table-cell table:style-name="Default" table:number-columns-repeated="45"/>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115"/>
          <table:table-cell table:style-name="TL Data" table:number-columns-repeated="47"/>
          <table:table-cell ns41:value-type="float" office:value="1" table:style-name="Default" table:number-columns-repeated="2" office:value-type="float">
            <text:p>1</text:p>
          </table:table-cell>
          <table:table-cell table:style-name="Default" table:number-columns-repeated="15"/>
          <table:table-cell ns41:value-type="float" table:style-name="Default" office:value="1" office:value-type="float">
            <text:p>1</text:p>
          </table:table-cell>
          <table:table-cell table:style-name="Default" table:number-columns-repeated="29"/>
          <table:table-cell ns41:value-type="float" office:value="1" table:style-name="Default" table:number-columns-repeated="2" office:value-type="float">
            <text:p>1</text:p>
          </table:table-cell>
          <table:table-cell table:style-name="Default" table:number-columns-repeated="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table:style-name="ce115"/>
          <table:table-cell table:style-name="TL Data" table:number-columns-repeated="16"/>
          <table:table-cell ns41:value-type="float" office:value="1" table:style-name="TL Data" table:number-columns-repeated="2" office:value-type="float">
            <text:p>1</text:p>
          </table:table-cell>
          <table:table-cell table:style-name="TL Data" table:number-columns-repeated="25"/>
          <table:table-cell ns41:value-type="float" table:style-name="Default" office:value="1" office:value-type="float">
            <text:p>1</text:p>
          </table:table-cell>
          <table:table-cell table:style-name="Default" table:number-columns-repeated="24"/>
          <table:table-cell ns41:value-type="float" table:style-name="Default" office:value="1" office:value-type="float">
            <text:p>1</text:p>
          </table:table-cell>
          <table:table-cell table:style-name="Default" table:number-columns-repeated="8"/>
          <table:table-cell ns41:value-type="float" office:value="1" table:style-name="Default" table:number-columns-repeated="2" office:value-type="float">
            <text:p>1</text:p>
          </table:table-cell>
          <table:table-cell table:style-name="Default" table:number-columns-repeated="11"/>
          <table:table-cell ns41:value-type="float" office:value="1" table:style-name="Default" table:number-columns-repeated="4" office:value-type="float">
            <text:p>1</text:p>
          </table:table-cell>
          <table:table-cell table:style-name="Default" table:number-columns-repeated="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table:style-name="ce115"/>
          <table:table-cell table:style-name="TL Data" table:number-columns-repeated="90"/>
          <table:table-cell ns41:value-type="float" office:value="1" table:style-name="Default" table:number-columns-repeated="2" office:value-type="float">
            <text:p>1</text:p>
          </table:table-cell>
          <table:table-cell table:style-name="Default" table:number-columns-repeated="1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115"/>
          <table:table-cell table:style-name="TL Data" table:number-columns-repeated="10"/>
          <table:table-cell ns41:value-type="float" office:value="1" table:style-name="TL Data" table:number-columns-repeated="2" office:value-type="float">
            <text:p>1</text:p>
          </table:table-cell>
          <table:table-cell table:style-name="TL Data" table:number-columns-repeated="22"/>
          <table:table-cell ns41:value-type="float" office:value="1" table:style-name="Default" table:number-columns-repeated="2" office:value-type="float">
            <text:p>1</text:p>
          </table:table-cell>
          <table:table-cell table:style-name="Default" table:number-columns-repeated="43"/>
          <table:table-cell ns41:value-type="float" office:value="1" table:style-name="Default" table:number-columns-repeated="2" office:value-type="float">
            <text:p>1</text:p>
          </table:table-cell>
          <table:table-cell table:style-name="Default" table:number-columns-repeated="17"/>
          <table:table-cell ns41:value-type="float" office:value="1" table:style-name="Default" table:number-columns-repeated="2" office:value-type="float">
            <text:p>1</text:p>
          </table:table-cell>
          <table:table-cell table:style-name="Default" table:number-columns-repeated="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115"/>
          <table:table-cell table:style-name="TL Data" table:number-columns-repeated="3"/>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60"/>
          <table:table-cell ns41:value-type="float" office:value="1" table:style-name="Default" table:number-columns-repeated="2" office:value-type="float">
            <text:p>1</text:p>
          </table:table-cell>
          <table:table-cell table:style-name="Default" table:number-columns-repeated="18"/>
          <table:table-cell ns41:value-type="float" office:value="1" table:style-name="Default" table:number-columns-repeated="2" office:value-type="float">
            <text:p>1</text:p>
          </table:table-cell>
          <table:table-cell table:style-name="Default" table:number-columns-repeated="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ns41:value-type="float" table:style-name="ce115" office:value="1" office:value-type="float">
            <text:p>1</text:p>
          </table:table-cell>
          <table:table-cell ns41:value-type="float" table:style-name="TL Data" office:value="1" office:value-type="float">
            <text:p>1</text:p>
          </table:table-cell>
          <table:table-cell table:style-name="TL Data" table:number-columns-repeated="74"/>
          <table:table-cell ns41:value-type="float" office:value="1" table:style-name="Default" table:number-columns-repeated="2" office:value-type="float">
            <text:p>1</text:p>
          </table:table-cell>
          <table:table-cell table:style-name="Default" table:number-columns-repeated="23"/>
          <table:table-cell ns41:value-type="float" office:value="1" table:style-name="Default" table:number-columns-repeated="2" office:value-type="float">
            <text:p>1</text:p>
          </table:table-cell>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115"/>
          <table:table-cell table:style-name="TL Data" table:number-columns-repeated="10"/>
          <table:table-cell ns41:value-type="float" office:value="1" table:style-name="TL Data" table:number-columns-repeated="2" office:value-type="float">
            <text:p>1</text:p>
          </table:table-cell>
          <table:table-cell table:style-name="TL Data" table:number-columns-repeated="9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115"/>
          <table:table-cell table:style-name="TL Data"/>
          <table:table-cell ns41:value-type="float" office:value="1" table:style-name="TL Data" table:number-columns-repeated="2" office:value-type="float">
            <text:p>1</text:p>
          </table:table-cell>
          <table:table-cell table:style-name="TL Data" table:number-columns-repeated="27"/>
          <table:table-cell ns41:value-type="float" office:value="1" table:style-name="Default" table:number-columns-repeated="2" office:value-type="float">
            <text:p>1</text:p>
          </table:table-cell>
          <table:table-cell table:style-name="Default" table:number-columns-repeated="4"/>
          <table:table-cell ns41:value-type="float" office:value="1" table:style-name="Default" table:number-columns-repeated="2" office:value-type="float">
            <text:p>1</text:p>
          </table:table-cell>
          <table:table-cell table:style-name="Default" table:number-columns-repeated="60"/>
          <table:table-cell ns41:value-type="float" office:value="1" table:style-name="Default" table:number-columns-repeated="2" office:value-type="float">
            <text:p>1</text:p>
          </table:table-cell>
          <table:table-cell table:style-name="Default" table:number-columns-repeated="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115"/>
          <table:table-cell table:style-name="TL Data" table:number-columns-repeated="83"/>
          <table:table-cell ns41:value-type="float" office:value="1" table:style-name="Default" table:number-columns-repeated="2" office:value-type="float">
            <text:p>1</text:p>
          </table:table-cell>
          <table:table-cell table:style-name="Default" table:number-columns-repeated="1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115"/>
          <table:table-cell table:style-name="TL Data" table:number-columns-repeated="51"/>
          <table:table-cell ns41:value-type="float" office:value="1" table:style-name="Default" table:number-columns-repeated="4" office:value-type="float">
            <text:p>1</text:p>
          </table:table-cell>
          <table:table-cell table:style-name="Default" table:number-columns-repeated="19"/>
          <table:table-cell ns41:value-type="float" table:style-name="Default" office:value="1" office:value-type="float">
            <text:p>1</text:p>
          </table:table-cell>
          <table:table-cell table:style-name="Default" table:number-columns-repeated="8"/>
          <table:table-cell ns41:value-type="float" office:value="1" table:style-name="Default" table:number-columns-repeated="2" office:value-type="float">
            <text:p>1</text:p>
          </table:table-cell>
          <table:table-cell table:style-name="Default" table:number-columns-repeated="1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115"/>
          <table:table-cell table:style-name="TL Data" table:number-columns-repeated="22"/>
          <table:table-cell ns41:value-type="float" office:value="1" table:style-name="TL Data" table:number-columns-repeated="2" office:value-type="float">
            <text:p>1</text:p>
          </table:table-cell>
          <table:table-cell table:style-name="TL Data" table:number-columns-repeated="10"/>
          <table:table-cell ns41:value-type="float" office:value="1" table:style-name="Default" table:number-columns-repeated="2" office:value-type="float">
            <text:p>1</text:p>
          </table:table-cell>
          <table:table-cell table:style-name="Default" table:number-columns-repeated="17"/>
          <table:table-cell ns41:value-type="float" office:value="1" table:style-name="Default" table:number-columns-repeated="2" office:value-type="float">
            <text:p>1</text:p>
          </table:table-cell>
          <table:table-cell table:style-name="Default" table:number-columns-repeated="24"/>
          <table:table-cell ns41:value-type="float" office:value="1" table:style-name="Default" table:number-columns-repeated="2" office:value-type="float">
            <text:p>1</text:p>
          </table:table-cell>
          <table:table-cell table:style-name="Default" table:number-columns-repeated="4"/>
          <table:table-cell ns41:value-type="float" office:value="1" table:style-name="Default" table:number-columns-repeated="2" office:value-type="float">
            <text:p>1</text:p>
          </table:table-cell>
          <table:table-cell table:style-name="Default" table:number-columns-repeated="15"/>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115"/>
          <table:table-cell table:style-name="TL Data"/>
          <table:table-cell ns41:value-type="float" office:value="1" table:style-name="TL Data" table:number-columns-repeated="2" office:value-type="float">
            <text:p>1</text:p>
          </table:table-cell>
          <table:table-cell table:style-name="TL Data" table:number-columns-repeated="11"/>
          <table:table-cell ns41:value-type="float" office:value="1" table:style-name="TL Data" table:number-columns-repeated="2" office:value-type="float">
            <text:p>1</text:p>
          </table:table-cell>
          <table:table-cell table:style-name="TL Data" table:number-columns-repeated="37"/>
          <table:table-cell ns41:value-type="float" office:value="1" table:style-name="Default" table:number-columns-repeated="2" office:value-type="float">
            <text:p>1</text:p>
          </table:table-cell>
          <table:table-cell table:style-name="Default" table:number-columns-repeated="37"/>
          <table:table-cell ns41:value-type="float" office:value="1" table:style-name="Default" table:number-columns-repeated="2" office:value-type="float">
            <text:p>1</text:p>
          </table:table-cell>
          <table:table-cell table:style-name="Default" table:number-columns-repeated="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115"/>
          <table:table-cell table:style-name="TL Data" table:number-columns-repeated="12"/>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4"/>
          <table:table-cell ns41:value-type="float" office:value="1" table:style-name="Default" table:number-columns-repeated="2" office:value-type="float">
            <text:p>1</text:p>
          </table:table-cell>
          <table:table-cell table:style-name="Default" table:number-columns-repeated="6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115"/>
          <table:table-cell table:style-name="TL Data" table:number-columns-repeated="30"/>
          <table:table-cell ns41:value-type="float" office:value="1" table:style-name="Default" table:number-columns-repeated="2" office:value-type="float">
            <text:p>1</text:p>
          </table:table-cell>
          <table:table-cell table:style-name="Default" table:number-columns-repeated="7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115"/>
          <table:table-cell table:style-name="TL Data" table:number-columns-repeated="55"/>
          <table:table-cell ns41:value-type="float" office:value="1" table:style-name="Default" table:number-columns-repeated="2" office:value-type="float">
            <text:p>1</text:p>
          </table:table-cell>
          <table:table-cell table:style-name="Default" table:number-columns-repeated="45"/>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115"/>
          <table:table-cell table:style-name="TL Data" table:number-columns-repeated="10"/>
          <table:table-cell ns41:value-type="float" office:value="1" table:style-name="TL Data" table:number-columns-repeated="2" office:value-type="float">
            <text:p>1</text:p>
          </table:table-cell>
          <table:table-cell table:style-name="TL Data" table:number-columns-repeated="41"/>
          <table:table-cell ns41:value-type="float" office:value="1" table:style-name="Default" table:number-columns-repeated="2" office:value-type="float">
            <text:p>1</text:p>
          </table:table-cell>
          <table:table-cell table:style-name="Default" table:number-columns-repeated="14"/>
          <table:table-cell ns41:value-type="float" office:value="1" table:style-name="Default" table:number-columns-repeated="2" office:value-type="float">
            <text:p>1</text:p>
          </table:table-cell>
          <table:table-cell table:style-name="Default" table:number-columns-repeated="3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table:style-name="ce115"/>
          <table:table-cell table:style-name="TL Data" table:number-columns-repeated="16"/>
          <table:table-cell ns41:value-type="float" office:value="1" table:style-name="TL Data" table:number-columns-repeated="2" office:value-type="float">
            <text:p>1</text:p>
          </table:table-cell>
          <table:table-cell table:style-name="TL Data" table:number-columns-repeated="18"/>
          <table:table-cell ns41:value-type="float" table:style-name="Default" office:value="1" office:value-type="float">
            <text:p>1</text:p>
          </table:table-cell>
          <table:table-cell table:style-name="Default" table:number-columns-repeated="24"/>
          <table:table-cell ns41:value-type="float" office:value="1" table:style-name="Default" table:number-columns-repeated="2" office:value-type="float">
            <text:p>1</text:p>
          </table:table-cell>
          <table:table-cell table:style-name="Default" table:number-columns-repeated="39"/>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115"/>
          <table:table-cell table:style-name="TL Data" table:number-columns-repeated="10"/>
          <table:table-cell ns41:value-type="float" office:value="1" table:style-name="TL Data" table:number-columns-repeated="2" office:value-type="float">
            <text:p>1</text:p>
          </table:table-cell>
          <table:table-cell table:style-name="TL Data" table:number-columns-repeated="57"/>
          <table:table-cell ns41:value-type="float" office:value="1" table:style-name="Default" table:number-columns-repeated="2" office:value-type="float">
            <text:p>1</text:p>
          </table:table-cell>
          <table:table-cell table:style-name="Default" table:number-columns-repeated="25"/>
          <table:table-cell ns41:value-type="float" office:value="1" table:style-name="Default" table:number-columns-repeated="2" office:value-type="float">
            <text:p>1</text:p>
          </table:table-cell>
          <table:table-cell table:style-name="Default" table:number-columns-repeated="4"/>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115"/>
          <table:table-cell table:style-name="TL Data" table:number-columns-repeated="5"/>
          <table:table-cell ns41:value-type="float" office:value="1" table:style-name="TL Data" table:number-columns-repeated="2" office:value-type="float">
            <text:p>1</text:p>
          </table:table-cell>
          <table:table-cell table:style-name="TL Data" table:number-columns-repeated="95"/>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115"/>
          <table:table-cell table:style-name="TL Data" table:number-columns-repeated="81"/>
          <table:table-cell ns41:value-type="float" office:value="1" table:style-name="Default" table:number-columns-repeated="2" office:value-type="float">
            <text:p>1</text:p>
          </table:table-cell>
          <table:table-cell table:style-name="Default" table:number-columns-repeated="19"/>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115"/>
          <table:table-cell table:style-name="TL Data" table:number-columns-repeated="14"/>
          <table:table-cell ns41:value-type="float" office:value="1" table:style-name="TL Data" table:number-columns-repeated="2" office:value-type="float">
            <text:p>1</text:p>
          </table:table-cell>
          <table:table-cell table:style-name="TL Data" table:number-columns-repeated="43"/>
          <table:table-cell ns41:value-type="float" office:value="1" table:style-name="Default" table:number-columns-repeated="2" office:value-type="float">
            <text:p>1</text:p>
          </table:table-cell>
          <table:table-cell table:style-name="Default" table:number-columns-repeated="4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115"/>
          <table:table-cell table:style-name="TL Data" table:number-columns-repeated="53"/>
          <table:table-cell ns41:value-type="float" office:value="1" table:style-name="Default" table:number-columns-repeated="2" office:value-type="float">
            <text:p>1</text:p>
          </table:table-cell>
          <table:table-cell table:style-name="Default" table:number-columns-repeated="4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115"/>
          <table:table-cell table:style-name="TL Data" table:number-columns-repeated="81"/>
          <table:table-cell ns41:value-type="float" table:style-name="Default" office:value="1" office:value-type="float">
            <text:p>1</text:p>
          </table:table-cell>
          <table:table-cell table:style-name="Default" table:number-columns-repeated="2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115"/>
          <table:table-cell table:style-name="TL Data" table:number-columns-repeated="30"/>
          <table:table-cell ns41:value-type="float" office:value="1" table:style-name="Default" table:number-columns-repeated="2" office:value-type="float">
            <text:p>1</text:p>
          </table:table-cell>
          <table:table-cell table:style-name="Default" table:number-columns-repeated="23"/>
          <table:table-cell ns41:value-type="float" office:value="1" table:style-name="Default" table:number-columns-repeated="2"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number-columns-repeated="4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115"/>
          <table:table-cell table:style-name="TL Data" table:number-columns-repeated="26"/>
          <table:table-cell ns41:value-type="float" office:value="1" table:style-name="TL Data" table:number-columns-repeated="2" office:value-type="float">
            <text:p>1</text:p>
          </table:table-cell>
          <table:table-cell table:style-name="Default" table:number-columns-repeated="74"/>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115"/>
          <table:table-cell table:style-name="TL Data" table:number-columns-repeated="87"/>
          <table:table-cell ns41:value-type="float" office:value="1" table:style-name="Default" table:number-columns-repeated="2" office:value-type="float">
            <text:p>1</text:p>
          </table:table-cell>
          <table:table-cell table:style-name="Default" table:number-columns-repeated="13"/>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115"/>
          <table:table-cell table:style-name="TL Data" table:number-columns-repeated="90"/>
          <table:table-cell ns41:value-type="float" office:value="1" table:style-name="Default" table:number-columns-repeated="2" office:value-type="float">
            <text:p>1</text:p>
          </table:table-cell>
          <table:table-cell table:style-name="Default" table:number-columns-repeated="1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115"/>
          <table:table-cell table:style-name="TL Data" table:number-columns-repeated="7"/>
          <table:table-cell ns41:value-type="float" office:value="1" table:style-name="TL Data" table:number-columns-repeated="2" office:value-type="float">
            <text:p>1</text:p>
          </table:table-cell>
          <table:table-cell table:style-name="TL Data" table:number-columns-repeated="44"/>
          <table:table-cell ns41:value-type="float" office:value="1" table:style-name="Default" table:number-columns-repeated="2" office:value-type="float">
            <text:p>1</text:p>
          </table:table-cell>
          <table:table-cell table:style-name="Default" table:number-columns-repeated="43"/>
          <table:table-cell ns41:value-type="float" table:style-name="Default" office:value="1" office:value-type="float">
            <text:p>1</text:p>
          </table:table-cell>
          <table:table-cell table:style-name="Default" table:number-columns-repeated="3"/>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115"/>
          <table:table-cell table:style-name="TL Data" table:number-columns-repeated="79"/>
          <table:table-cell ns41:value-type="float" table:style-name="Default" office:value="1" office:value-type="float">
            <text:p>1</text:p>
          </table:table-cell>
          <table:table-cell table:style-name="Default" table:number-columns-repeated="2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115"/>
          <table:table-cell table:style-name="TL Data" table:number-columns-repeated="28"/>
          <table:table-cell ns41:value-type="float" office:value="1" table:style-name="Default" table:number-columns-repeated="2" office:value-type="float">
            <text:p>1</text:p>
          </table:table-cell>
          <table:table-cell table:style-name="Default" table:number-columns-repeated="7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115"/>
          <table:table-cell table:style-name="TL Data" table:number-columns-repeated="24"/>
          <table:table-cell ns41:value-type="float" office:value="1" table:style-name="TL Data" table:number-columns-repeated="2" office:value-type="float">
            <text:p>1</text:p>
          </table:table-cell>
          <table:table-cell table:style-name="TL Data" table:number-columns-repeated="12"/>
          <table:table-cell ns41:value-type="float" office:value="1" table:style-name="Default" table:number-columns-repeated="2" office:value-type="float">
            <text:p>1</text:p>
          </table:table-cell>
          <table:table-cell table:style-name="Default" table:number-columns-repeated="6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115"/>
          <table:table-cell table:style-name="TL Data" table:number-columns-repeated="22"/>
          <table:table-cell ns41:value-type="float" office:value="1" table:style-name="TL Data" table:number-columns-repeated="2" office:value-type="float">
            <text:p>1</text:p>
          </table:table-cell>
          <table:table-cell table:style-name="TL Data" table:number-columns-repeated="7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115"/>
          <table:table-cell table:style-name="TL Data" table:number-columns-repeated="22"/>
          <table:table-cell ns41:value-type="float" office:value="1" table:style-name="TL Data" table:number-columns-repeated="2" office:value-type="float">
            <text:p>1</text:p>
          </table:table-cell>
          <table:table-cell table:style-name="TL Data" table:number-columns-repeated="7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115"/>
          <table:table-cell table:style-name="TL Data" table:number-columns-repeated="34"/>
          <table:table-cell ns41:value-type="float" office:value="1" table:style-name="Default" table:number-columns-repeated="2" office:value-type="float">
            <text:p>1</text:p>
          </table:table-cell>
          <table:table-cell table:style-name="Default" table:number-columns-repeated="25"/>
          <table:table-cell ns41:value-type="float" table:style-name="Default" office:value="1" office:value-type="float">
            <text:p>1</text:p>
          </table:table-cell>
          <table:table-cell table:style-name="Default" table:number-columns-repeated="19"/>
          <table:table-cell ns41:value-type="float" table:style-name="Default" office:value="1" office:value-type="float">
            <text:p>1</text:p>
          </table:table-cell>
          <table:table-cell table:style-name="Default" table:number-columns-repeated="2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115"/>
          <table:table-cell table:style-name="TL Data" table:number-columns-repeated="18"/>
          <table:table-cell ns41:value-type="float" office:value="1" table:style-name="TL Data" table:number-columns-repeated="2" office:value-type="float">
            <text:p>1</text:p>
          </table:table-cell>
          <table:table-cell table:style-name="TL Data" table:number-columns-repeated="8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table:style-name="ce115"/>
          <table:table-cell table:style-name="TL Data"/>
          <table:table-cell ns41:value-type="float" office:value="1" table:style-name="TL Data" table:number-columns-repeated="2" office:value-type="float">
            <text:p>1</text:p>
          </table:table-cell>
          <table:table-cell table:style-name="TL Data" table:number-columns-repeated="61"/>
          <table:table-cell ns41:value-type="float" office:value="1" table:style-name="Default" table:number-columns-repeated="2" office:value-type="float">
            <text:p>1</text:p>
          </table:table-cell>
          <table:table-cell table:style-name="Default" table:number-columns-repeated="3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ns41:value-type="float" table:style-name="ce115" office:value="1" office:value-type="float">
            <text:p>1</text:p>
          </table:table-cell>
          <table:table-cell ns41:value-type="float" table:style-name="TL Data" office:value="1" office:value-type="float">
            <text:p>1</text:p>
          </table:table-cell>
          <table:table-cell table:style-name="TL Data" table:number-columns-repeated="10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115"/>
          <table:table-cell table:style-name="TL Data" table:number-columns-repeated="98"/>
          <table:table-cell ns41:value-type="float" office:value="1" table:style-name="Default" table:number-columns-repeated="2" office:value-type="float">
            <text:p>1</text:p>
          </table:table-cell>
          <table:table-cell table:style-name="Default" table:number-columns-repeated="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115"/>
          <table:table-cell table:style-name="TL Data" table:number-columns-repeated="53"/>
          <table:table-cell ns41:value-type="float" office:value="1" table:style-name="Default" table:number-columns-repeated="2" office:value-type="float">
            <text:p>1</text:p>
          </table:table-cell>
          <table:table-cell table:style-name="Default" table:number-columns-repeated="4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115"/>
          <table:table-cell table:style-name="TL Data" table:number-columns-repeated="59"/>
          <table:table-cell ns41:value-type="float" office:value="1" table:style-name="Default" table:number-columns-repeated="2" office:value-type="float">
            <text:p>1</text:p>
          </table:table-cell>
          <table:table-cell table:style-name="Default" table:number-columns-repeated="4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table:style-name="ce115"/>
          <table:table-cell table:style-name="TL Data" table:number-columns-repeated="57"/>
          <table:table-cell ns41:value-type="float" office:value="1" table:style-name="Default" table:number-columns-repeated="2" office:value-type="float">
            <text:p>1</text:p>
          </table:table-cell>
          <table:table-cell table:style-name="Default" table:number-columns-repeated="43"/>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115"/>
          <table:table-cell table:style-name="TL Data" table:number-columns-repeated="36"/>
          <table:table-cell ns41:value-type="float" office:value="2" table:style-name="Default" table:number-columns-repeated="2" office:value-type="float">
            <text:p>2</text:p>
          </table:table-cell>
          <table:table-cell table:style-name="Default" table:number-columns-repeated="64"/>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115"/>
          <table:table-cell table:style-name="TL Data" table:number-columns-repeated="55"/>
          <table:table-cell ns41:value-type="float" table:style-name="Default" office:value="1" office:value-type="float">
            <text:p>1</text:p>
          </table:table-cell>
          <table:table-cell table:style-name="Default" table:number-columns-repeated="4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115"/>
          <table:table-cell table:style-name="TL Data" table:number-columns-repeated="43"/>
          <table:table-cell ns41:value-type="float" office:value="1" table:style-name="Default" table:number-columns-repeated="2" office:value-type="float">
            <text:p>1</text:p>
          </table:table-cell>
          <table:table-cell table:style-name="Default" table:number-columns-repeated="5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115"/>
          <table:table-cell table:style-name="TL Data" table:number-columns-repeated="94"/>
          <table:table-cell ns41:value-type="float" office:value="1" table:style-name="Default" table:number-columns-repeated="2" office:value-type="float">
            <text:p>1</text:p>
          </table:table-cell>
          <table:table-cell table:style-name="Default" table:number-columns-repeated="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3" office:value-type="float">
            <text:p>93</text:p>
          </table:table-cell>
          <table:table-cell ns41:value-type="float" table:style-name="ce21" office:value="1796" office:value-type="float">
            <text:p>1796</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4" office:value-type="float">
            <text:p>94</text:p>
          </table:table-cell>
          <table:table-cell ns41:value-type="float" table:style-name="ce21" office:value="1795" office:value-type="float">
            <text:p>1795</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5" office:value-type="float">
            <text:p>95</text:p>
          </table:table-cell>
          <table:table-cell ns41:value-type="float" table:style-name="ce21" office:value="1794" office:value-type="float">
            <text:p>1794</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6" office:value-type="float">
            <text:p>96</text:p>
          </table:table-cell>
          <table:table-cell ns41:value-type="float" table:style-name="ce21" office:value="1793" office:value-type="float">
            <text:p>1793</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7" office:value-type="float">
            <text:p>97</text:p>
          </table:table-cell>
          <table:table-cell ns41:value-type="float" table:style-name="ce21" office:value="1792" office:value-type="float">
            <text:p>1792</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8" office:value-type="float">
            <text:p>98</text:p>
          </table:table-cell>
          <table:table-cell ns41:value-type="float" table:style-name="ce21" office:value="1791" office:value-type="float">
            <text:p>1791</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99" office:value-type="float">
            <text:p>99</text:p>
          </table:table-cell>
          <table:table-cell ns41:value-type="float" table:style-name="ce21" office:value="1790" office:value-type="float">
            <text:p>1790</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100" office:value-type="float">
            <text:p>100</text:p>
          </table:table-cell>
          <table:table-cell ns41:value-type="float" table:style-name="ce21" office:value="1789" office:value-type="float">
            <text:p>1789</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101" office:value-type="float">
            <text:p>101</text:p>
          </table:table-cell>
          <table:table-cell ns41:value-type="float" table:style-name="ce21" office:value="1788" office:value-type="float">
            <text:p>1788</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ce7" office:value="102" office:value-type="float">
            <text:p>102</text:p>
          </table:table-cell>
          <table:table-cell ns41:value-type="float" table:style-name="ce21" office:value="1787" office:value-type="float">
            <text:p>1787</text:p>
          </table:table-cell>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string" table:number-rows-spanned="1" table:style-name="ce8" table:number-columns-spanned="2" office:value-type="string">
            <text:p>Onbekend</text:p>
          </table:table-cell>
          <table:covered-table-cell table:style-name="ce22"/>
          <table:table-cell table:style-name="Default"/>
          <table:table-cell table:style-name="ce115"/>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6">
          <table:table-cell ns41:value-type="string" table:number-rows-spanned="1" table:style-name="ce9" table:number-columns-spanned="2" office:value-type="string">
            <text:p>Totaal</text:p>
          </table:table-cell>
          <table:covered-table-cell table:style-name="ce23"/>
          <table:table-cell table:style-name="Default"/>
          <table:table-cell ns41:value-type="float" table:style-name="ce34" office:value="3" office:value-type="float">
            <text:p>3</text:p>
          </table:table-cell>
          <table:table-cell ns41:value-type="float" table:style-name="ce45" office:value="3" office:value-type="float">
            <text:p>3</text:p>
          </table:table-cell>
          <table:table-cell ns41:value-type="float" table:style-name="ce45" office:value="4" office:value-type="float">
            <text:p>4</text:p>
          </table:table-cell>
          <table:table-cell ns41:value-type="float" table:style-name="ce45" office:value="3" office:value-type="float">
            <text:p>3</text:p>
          </table:table-cell>
          <table:table-cell ns41:value-type="float" office:value="1" table:style-name="ce45" table:number-columns-repeated="6" office:value-type="float">
            <text:p>1</text:p>
          </table:table-cell>
          <table:table-cell table:style-name="ce45"/>
          <table:table-cell ns41:value-type="float" office:value="5" table:style-name="ce45" table:number-columns-repeated="2" office:value-type="float">
            <text:p>5</text:p>
          </table:table-cell>
          <table:table-cell ns41:value-type="float" office:value="1" table:style-name="ce45" table:number-columns-repeated="2" office:value-type="float">
            <text:p>1</text:p>
          </table:table-cell>
          <table:table-cell ns41:value-type="float" office:value="2" table:style-name="ce45" table:number-columns-repeated="2" office:value-type="float">
            <text:p>2</text:p>
          </table:table-cell>
          <table:table-cell ns41:value-type="float" office:value="3" table:style-name="ce45" table:number-columns-repeated="2" office:value-type="float">
            <text:p>3</text:p>
          </table:table-cell>
          <table:table-cell ns41:value-type="float" office:value="1" table:style-name="ce45" table:number-columns-repeated="4" office:value-type="float">
            <text:p>1</text:p>
          </table:table-cell>
          <table:table-cell ns41:value-type="float" office:value="3" table:style-name="ce45" table:number-columns-repeated="2" office:value-type="float">
            <text:p>3</text:p>
          </table:table-cell>
          <table:table-cell ns41:value-type="float" office:value="1" table:style-name="ce45" table:number-columns-repeated="6" office:value-type="float">
            <text:p>1</text:p>
          </table:table-cell>
          <table:table-cell ns41:value-type="float" office:value="3" table:style-name="ce45" table:number-columns-repeated="2" office:value-type="float">
            <text:p>3</text:p>
          </table:table-cell>
          <table:table-cell ns41:value-type="float" office:value="1" table:style-name="ce45" table:number-columns-repeated="2" office:value-type="float">
            <text:p>1</text:p>
          </table:table-cell>
          <table:table-cell ns41:value-type="float" office:value="3" table:style-name="ce45" table:number-columns-repeated="2" office:value-type="float">
            <text:p>3</text:p>
          </table:table-cell>
          <table:table-cell ns41:value-type="float" table:style-name="ce45" office:value="4" office:value-type="float">
            <text:p>4</text:p>
          </table:table-cell>
          <table:table-cell ns41:value-type="float" table:style-name="ce45" office:value="3" office:value-type="float">
            <text:p>3</text:p>
          </table:table-cell>
          <table:table-cell ns41:value-type="float" office:value="1" table:style-name="ce45" table:number-columns-repeated="2" office:value-type="float">
            <text:p>1</text:p>
          </table:table-cell>
          <table:table-cell table:style-name="ce45"/>
          <table:table-cell ns41:value-type="float" table:style-name="ce45" office:value="1" office:value-type="float">
            <text:p>1</text:p>
          </table:table-cell>
          <table:table-cell table:style-name="ce45"/>
          <table:table-cell ns41:value-type="float" table:style-name="ce45" office:value="2" office:value-type="float">
            <text:p>2</text:p>
          </table:table-cell>
          <table:table-cell ns41:value-type="float" table:style-name="ce45" office:value="1" office:value-type="float">
            <text:p>1</text:p>
          </table:table-cell>
          <table:table-cell table:style-name="ce45" table:number-columns-repeated="2"/>
          <table:table-cell ns41:value-type="float" table:style-name="ce45" office:value="2" office:value-type="float">
            <text:p>2</text:p>
          </table:table-cell>
          <table:table-cell ns41:value-type="float" office:value="1" table:style-name="ce45" table:number-columns-repeated="5" office:value-type="float">
            <text:p>1</text:p>
          </table:table-cell>
          <table:table-cell ns41:value-type="float" table:style-name="ce45" office:value="9" office:value-type="float">
            <text:p>9</text:p>
          </table:table-cell>
          <table:table-cell ns41:value-type="float" table:style-name="ce45" office:value="7" office:value-type="float">
            <text:p>7</text:p>
          </table:table-cell>
          <table:table-cell ns41:value-type="float" table:style-name="ce45" office:value="5" office:value-type="float">
            <text:p>5</text:p>
          </table:table-cell>
          <table:table-cell ns41:value-type="float" table:style-name="ce45" office:value="3" office:value-type="float">
            <text:p>3</text:p>
          </table:table-cell>
          <table:table-cell ns41:value-type="float" office:value="1" table:style-name="ce45" table:number-columns-repeated="2" office:value-type="float">
            <text:p>1</text:p>
          </table:table-cell>
          <table:table-cell ns41:value-type="float" office:value="3" table:style-name="ce45" table:number-columns-repeated="2" office:value-type="float">
            <text:p>3</text:p>
          </table:table-cell>
          <table:table-cell ns41:value-type="float" table:style-name="ce45" office:value="2" office:value-type="float">
            <text:p>2</text:p>
          </table:table-cell>
          <table:table-cell ns41:value-type="float" table:style-name="ce45" office:value="1" office:value-type="float">
            <text:p>1</text:p>
          </table:table-cell>
          <table:table-cell table:style-name="ce45"/>
          <table:table-cell ns41:value-type="float" table:style-name="ce45" office:value="2" office:value-type="float">
            <text:p>2</text:p>
          </table:table-cell>
          <table:table-cell ns41:value-type="float" table:style-name="ce45" office:value="1" office:value-type="float">
            <text:p>1</text:p>
          </table:table-cell>
          <table:table-cell table:style-name="ce45" table:number-columns-repeated="2"/>
          <table:table-cell ns41:value-type="float" table:style-name="ce45" office:value="1" office:value-type="float">
            <text:p>1</text:p>
          </table:table-cell>
          <table:table-cell ns41:value-type="float" table:style-name="ce45" office:value="4" office:value-type="float">
            <text:p>4</text:p>
          </table:table-cell>
          <table:table-cell ns41:value-type="float" table:style-name="ce45" office:value="2" office:value-type="float">
            <text:p>2</text:p>
          </table:table-cell>
          <table:table-cell table:style-name="ce45"/>
          <table:table-cell ns41:value-type="float" table:style-name="ce45" office:value="3" office:value-type="float">
            <text:p>3</text:p>
          </table:table-cell>
          <table:table-cell ns41:value-type="float" table:style-name="ce45" office:value="2" office:value-type="float">
            <text:p>2</text:p>
          </table:table-cell>
          <table:table-cell ns41:value-type="float" table:style-name="ce45" office:value="1" office:value-type="float">
            <text:p>1</text:p>
          </table:table-cell>
          <table:table-cell ns41:value-type="float" table:style-name="ce45" office:value="3" office:value-type="float">
            <text:p>3</text:p>
          </table:table-cell>
          <table:table-cell ns41:value-type="float" table:style-name="ce45" office:value="1" office:value-type="float">
            <text:p>1</text:p>
          </table:table-cell>
          <table:table-cell ns41:value-type="float" table:style-name="ce45" office:value="2" office:value-type="float">
            <text:p>2</text:p>
          </table:table-cell>
          <table:table-cell ns41:value-type="float" table:style-name="ce45" office:value="1" office:value-type="float">
            <text:p>1</text:p>
          </table:table-cell>
          <table:table-cell ns41:value-type="float" table:style-name="ce45" office:value="4" office:value-type="float">
            <text:p>4</text:p>
          </table:table-cell>
          <table:table-cell ns41:value-type="float" office:value="3" table:style-name="ce45" table:number-columns-repeated="2" office:value-type="float">
            <text:p>3</text:p>
          </table:table-cell>
          <table:table-cell ns41:value-type="float" table:style-name="ce45" office:value="1" office:value-type="float">
            <text:p>1</text:p>
          </table:table-cell>
          <table:table-cell ns41:value-type="float" office:value="2" table:style-name="ce45" table:number-columns-repeated="2" office:value-type="float">
            <text:p>2</text:p>
          </table:table-cell>
          <table:table-cell ns41:value-type="float" office:value="1" table:style-name="ce45" table:number-columns-repeated="4" office:value-type="float">
            <text:p>1</text:p>
          </table:table-cell>
          <table:table-cell table:style-name="ce45"/>
          <table:table-cell ns41:value-type="float" table:style-name="ce45" office:value="8" office:value-type="float">
            <text:p>8</text:p>
          </table:table-cell>
          <table:table-cell ns41:value-type="float" table:style-name="ce45" office:value="3" office:value-type="float">
            <text:p>3</text:p>
          </table:table-cell>
          <table:table-cell ns41:value-type="float" table:style-name="ce45" office:value="5" office:value-type="float">
            <text:p>5</text:p>
          </table:table-cell>
          <table:table-cell ns41:value-type="float" table:style-name="ce45" office:value="3" office:value-type="float">
            <text:p>3</text:p>
          </table:table-cell>
          <table:table-cell ns41:value-type="float" office:value="2" table:style-name="ce45" table:number-columns-repeated="2" office:value-type="float">
            <text:p>2</text:p>
          </table:table-cell>
          <table:table-cell ns41:value-type="float" office:value="1" table:style-name="ce45" table:number-columns-repeated="2" office:value-type="float">
            <text:p>1</text:p>
          </table:table-cell>
          <table:table-cell ns41:value-type="float" table:style-name="ce45" office:value="5" office:value-type="float">
            <text:p>5</text:p>
          </table:table-cell>
          <table:table-cell ns41:value-type="float" table:style-name="ce45" office:value="3" office:value-type="float">
            <text:p>3</text:p>
          </table:table-cell>
          <table:table-cell ns41:value-type="float" table:style-name="ce45" office:value="2" office:value-type="float">
            <text:p>2</text:p>
          </table:table-cell>
          <table:table-cell ns41:value-type="float" table:style-name="ce45" office:value="1" office:value-type="float">
            <text:p>1</text:p>
          </table:table-cell>
          <table:table-cell ns41:value-type="string" table:style-name="ce82" office:value-type="string">
            <text:p>VT_1889</text:p>
          </table:table-cell>
          <table:table-cell ns41:value-type="string" table:style-name="ce89" office:value-type="string">
            <text:p>04_H7</text:p>
          </table:table-cell>
          <table:table-cell ns41:value-type="string" table:style-name="ce89" office:value-type="string">
            <text:p>244, 245, 250, 251</text:p>
          </table:table-cell>
          <table:table-cell ns41:value-type="string" table:style-name="ce97" office:value-type="string">
            <text:p>250533, 250536</text:p>
          </table:table-cell>
          <table:table-cell table:number-columns-repeated="914"/>
        </table:table-row>
        <table:table-row table:style-name="ro5">
          <table:table-cell ns41:value-type="string" table:style-name="ce10" office:value-type="string">
            <text:p>CBS nummer</text:p>
          </table:table-cell>
          <table:table-cell table:style-name="ce24"/>
          <table:table-cell table:style-name="Default"/>
          <table:table-cell table:number-rows-spanned="1" office:value-type="float" office:value="59" table:style-name="ce35" table:number-columns-spanned="4" ns41:value-type="float">
            <text:p>59</text:p>
          </table:table-cell>
          <table:covered-table-cell table:style-name="ce46" table:number-columns-repeated="3"/>
          <table:table-cell table:number-rows-spanned="1" office:value-type="float" office:value="60" table:style-name="ce59" table:number-columns-spanned="4" ns41:value-type="float">
            <text:p>60</text:p>
          </table:table-cell>
          <table:covered-table-cell table:style-name="ce46" table:number-columns-repeated="3"/>
          <table:table-cell table:number-rows-spanned="1" office:value-type="float" office:value="61" table:style-name="ce59" table:number-columns-spanned="3" ns41:value-type="float">
            <text:p>61</text:p>
          </table:table-cell>
          <table:covered-table-cell table:style-name="ce46" table:number-columns-repeated="2"/>
          <table:table-cell table:number-rows-spanned="1" office:value-type="float" office:value="62" table:style-name="ce59" table:number-columns-spanned="4" ns41:value-type="float">
            <text:p>62</text:p>
          </table:table-cell>
          <table:covered-table-cell table:style-name="ce46" table:number-columns-repeated="3"/>
          <table:table-cell table:number-rows-spanned="1" office:value-type="float" office:value="63" table:style-name="ce59" table:number-columns-spanned="4" ns41:value-type="float">
            <text:p>63</text:p>
          </table:table-cell>
          <table:covered-table-cell table:style-name="ce46" table:number-columns-repeated="3"/>
          <table:table-cell table:number-rows-spanned="1" office:value-type="float" office:value="64" table:style-name="ce59" table:number-columns-spanned="4" ns41:value-type="float">
            <text:p>64</text:p>
          </table:table-cell>
          <table:covered-table-cell table:style-name="ce46" table:number-columns-repeated="3"/>
          <table:table-cell table:number-rows-spanned="1" office:value-type="float" office:value="65" table:style-name="ce59" table:number-columns-spanned="4" ns41:value-type="float">
            <text:p>65</text:p>
          </table:table-cell>
          <table:covered-table-cell table:style-name="ce46" table:number-columns-repeated="3"/>
          <table:table-cell table:number-rows-spanned="1" office:value-type="float" office:value="66" table:style-name="ce59" table:number-columns-spanned="4" ns41:value-type="float">
            <text:p>66</text:p>
          </table:table-cell>
          <table:covered-table-cell table:style-name="ce46" table:number-columns-repeated="3"/>
          <table:table-cell table:number-rows-spanned="1" office:value-type="float" office:value="68" table:style-name="ce59" table:number-columns-spanned="4" ns41:value-type="float">
            <text:p>68</text:p>
          </table:table-cell>
          <table:covered-table-cell table:style-name="ce46" table:number-columns-repeated="3"/>
          <table:table-cell table:number-rows-spanned="1" office:value-type="float" office:value="69" table:style-name="ce59" table:number-columns-spanned="4" ns41:value-type="float">
            <text:p>69</text:p>
          </table:table-cell>
          <table:covered-table-cell table:style-name="ce46" table:number-columns-repeated="3"/>
          <table:table-cell table:number-rows-spanned="1" office:value-type="float" office:value="70" table:style-name="ce59" table:number-columns-spanned="3" ns41:value-type="float">
            <text:p>70</text:p>
          </table:table-cell>
          <table:covered-table-cell table:style-name="ce46" table:number-columns-repeated="2"/>
          <table:table-cell table:number-rows-spanned="1" office:value-type="float" office:value="71" table:style-name="ce59" table:number-columns-spanned="2" ns41:value-type="float">
            <text:p>71</text:p>
          </table:table-cell>
          <table:covered-table-cell table:style-name="ce46"/>
          <table:table-cell table:number-rows-spanned="1" office:value-type="float" office:value="72" table:style-name="ce59" table:number-columns-spanned="3" ns41:value-type="float">
            <text:p>72</text:p>
          </table:table-cell>
          <table:covered-table-cell table:style-name="ce46" table:number-columns-repeated="2"/>
          <table:table-cell table:number-rows-spanned="1" office:value-type="float" office:value="76" table:style-name="ce59" table:number-columns-spanned="3" ns41:value-type="float">
            <text:p>76</text:p>
          </table:table-cell>
          <table:covered-table-cell table:style-name="ce46" table:number-columns-repeated="2"/>
          <table:table-cell table:number-rows-spanned="1" office:value-type="float" office:value="78" table:style-name="ce59" table:number-columns-spanned="4" ns41:value-type="float">
            <text:p>78</text:p>
          </table:table-cell>
          <table:covered-table-cell table:style-name="ce46" table:number-columns-repeated="3"/>
          <table:table-cell table:number-rows-spanned="1" office:value-type="float" office:value="80" table:style-name="ce59" table:number-columns-spanned="4" ns41:value-type="float">
            <text:p>80</text:p>
          </table:table-cell>
          <table:covered-table-cell table:style-name="ce46" table:number-columns-repeated="3"/>
          <table:table-cell table:number-rows-spanned="1" office:value-type="float" office:value="81" table:style-name="ce59" table:number-columns-spanned="4" ns41:value-type="float">
            <text:p>81</text:p>
          </table:table-cell>
          <table:covered-table-cell table:style-name="ce46" table:number-columns-repeated="3"/>
          <table:table-cell table:number-rows-spanned="1" office:value-type="float" office:value="82" table:style-name="ce59" table:number-columns-spanned="3" ns41:value-type="float">
            <text:p>82</text:p>
          </table:table-cell>
          <table:covered-table-cell table:style-name="ce46" table:number-columns-repeated="2"/>
          <table:table-cell table:number-rows-spanned="1" office:value-type="float" office:value="83" table:style-name="ce59" table:number-columns-spanned="3" ns41:value-type="float">
            <text:p>83</text:p>
          </table:table-cell>
          <table:covered-table-cell table:style-name="ce46" table:number-columns-repeated="2"/>
          <table:table-cell table:number-rows-spanned="1" office:value-type="float" office:value="85" table:style-name="ce59" table:number-columns-spanned="2" ns41:value-type="float">
            <text:p>85</text:p>
          </table:table-cell>
          <table:covered-table-cell table:style-name="ce46"/>
          <table:table-cell table:number-rows-spanned="1" office:value-type="float" office:value="86" table:style-name="ce59" table:number-columns-spanned="3" ns41:value-type="float">
            <text:p>86</text:p>
          </table:table-cell>
          <table:covered-table-cell table:style-name="ce46" table:number-columns-repeated="2"/>
          <table:table-cell table:number-rows-spanned="1" office:value-type="float" office:value="90" table:style-name="ce59" table:number-columns-spanned="3" ns41:value-type="float">
            <text:p>90</text:p>
          </table:table-cell>
          <table:covered-table-cell table:style-name="ce46" table:number-columns-repeated="2"/>
          <table:table-cell table:number-rows-spanned="1" office:value-type="float" office:value="91" table:style-name="ce59" table:number-columns-spanned="4" ns41:value-type="float">
            <text:p>91</text:p>
          </table:table-cell>
          <table:covered-table-cell table:style-name="ce46" table:number-columns-repeated="3"/>
          <table:table-cell table:number-rows-spanned="1" office:value-type="float" office:value="94" table:style-name="ce59" table:number-columns-spanned="4" ns41:value-type="float">
            <text:p>94</text:p>
          </table:table-cell>
          <table:covered-table-cell table:style-name="ce46" table:number-columns-repeated="3"/>
          <table:table-cell table:number-rows-spanned="1" office:value-type="float" office:value="95" table:style-name="ce59" table:number-columns-spanned="4" ns41:value-type="float">
            <text:p>95</text:p>
          </table:table-cell>
          <table:covered-table-cell table:style-name="ce46" table:number-columns-repeated="3"/>
          <table:table-cell table:number-rows-spanned="1" office:value-type="float" office:value="97" table:style-name="ce59" table:number-columns-spanned="3" ns41:value-type="float">
            <text:p>97</text:p>
          </table:table-cell>
          <table:covered-table-cell table:style-name="ce46" table:number-columns-repeated="2"/>
          <table:table-cell table:number-rows-spanned="1" office:value-type="float" office:value="98" table:style-name="ce59" table:number-columns-spanned="4" ns41:value-type="float">
            <text:p>98</text:p>
          </table:table-cell>
          <table:covered-table-cell table:style-name="ce46" table:number-columns-repeated="3"/>
          <table:table-cell table:number-rows-spanned="1" office:value-type="float" office:value="101" table:style-name="ce59" table:number-columns-spanned="4" ns41:value-type="float">
            <text:p>101</text:p>
          </table:table-cell>
          <table:covered-table-cell table:style-name="ce46" table:number-columns-repeated="3"/>
          <table:table-cell table:number-rows-spanned="1" office:value-type="float" office:value="99" table:style-name="ce65" table:number-columns-spanned="4" ns41:value-type="float">
            <text:p>99</text:p>
          </table:table-cell>
          <table:covered-table-cell table:style-name="ce46" table:number-columns-repeated="2"/>
          <table:covered-table-cell table:style-name="ce71"/>
          <table:table-cell table:number-columns-repeated="918"/>
        </table:table-row>
        <table:table-row table:style-name="ro5">
          <table:table-cell ns41:value-type="string" table:style-name="ce11" office:value-type="string">
            <text:p>Amsterdamse code</text:p>
          </table:table-cell>
          <table:table-cell table:style-name="ce25"/>
          <table:table-cell table:style-name="Default"/>
          <table:table-cell table:number-rows-spanned="1" office:value-type="float" office:value="10199" table:style-name="ce36" table:number-columns-spanned="4" ns41:value-type="float">
            <text:p>10199</text:p>
          </table:table-cell>
          <table:covered-table-cell table:style-name="ce47" table:number-columns-repeated="3"/>
          <table:table-cell table:number-rows-spanned="1" office:value-type="float" office:value="11153" table:style-name="ce60" table:number-columns-spanned="4" ns41:value-type="float">
            <text:p>11153</text:p>
          </table:table-cell>
          <table:covered-table-cell table:style-name="ce47" table:number-columns-repeated="3"/>
          <table:table-cell table:number-rows-spanned="1" office:value-type="float" office:value="10422" table:style-name="ce60" table:number-columns-spanned="3" ns41:value-type="float">
            <text:p>10422</text:p>
          </table:table-cell>
          <table:covered-table-cell table:style-name="ce47" table:number-columns-repeated="2"/>
          <table:table-cell table:number-rows-spanned="1" office:value-type="float" office:value="10156" table:style-name="ce60" table:number-columns-spanned="4" ns41:value-type="float">
            <text:p>10156</text:p>
          </table:table-cell>
          <table:covered-table-cell table:style-name="ce47" table:number-columns-repeated="3"/>
          <table:table-cell table:number-rows-spanned="1" office:value-type="float" office:value="10128" table:style-name="ce60" table:number-columns-spanned="4" ns41:value-type="float">
            <text:p>10128</text:p>
          </table:table-cell>
          <table:covered-table-cell table:style-name="ce47" table:number-columns-repeated="3"/>
          <table:table-cell table:number-rows-spanned="1" office:value-type="float" office:value="10865" table:style-name="ce60" table:number-columns-spanned="4" ns41:value-type="float">
            <text:p>10865</text:p>
          </table:table-cell>
          <table:covered-table-cell table:style-name="ce47" table:number-columns-repeated="3"/>
          <table:table-cell table:number-rows-spanned="1" office:value-type="float" office:value="10650" table:style-name="ce60" table:number-columns-spanned="4" ns41:value-type="float">
            <text:p>10650</text:p>
          </table:table-cell>
          <table:covered-table-cell table:style-name="ce47" table:number-columns-repeated="3"/>
          <table:table-cell table:number-rows-spanned="1" office:value-type="float" office:value="10198" table:style-name="ce60" table:number-columns-spanned="4" ns41:value-type="float">
            <text:p>10198</text:p>
          </table:table-cell>
          <table:covered-table-cell table:style-name="ce47" table:number-columns-repeated="3"/>
          <table:table-cell table:number-rows-spanned="1" office:value-type="float" office:value="11284" table:style-name="ce60" table:number-columns-spanned="4" ns41:value-type="float">
            <text:p>11284</text:p>
          </table:table-cell>
          <table:covered-table-cell table:style-name="ce47" table:number-columns-repeated="3"/>
          <table:table-cell table:number-rows-spanned="1" office:value-type="float" office:value="11226" table:style-name="ce60" table:number-columns-spanned="4" ns41:value-type="float">
            <text:p>11226</text:p>
          </table:table-cell>
          <table:covered-table-cell table:style-name="ce47" table:number-columns-repeated="3"/>
          <table:table-cell table:number-rows-spanned="1" office:value-type="float" office:value="10404" table:style-name="ce60" table:number-columns-spanned="3" ns41:value-type="float">
            <text:p>10404</text:p>
          </table:table-cell>
          <table:covered-table-cell table:style-name="ce47" table:number-columns-repeated="2"/>
          <table:table-cell table:number-rows-spanned="1" office:value-type="float" office:value="10036" table:style-name="ce60" table:number-columns-spanned="2" ns41:value-type="float">
            <text:p>10036</text:p>
          </table:table-cell>
          <table:covered-table-cell table:style-name="ce47"/>
          <table:table-cell table:number-rows-spanned="1" office:value-type="float" office:value="10909" table:style-name="ce60" table:number-columns-spanned="3" ns41:value-type="float">
            <text:p>10909</text:p>
          </table:table-cell>
          <table:covered-table-cell table:style-name="ce47" table:number-columns-repeated="2"/>
          <table:table-cell table:number-rows-spanned="1" office:value-type="float" office:value="10877" table:style-name="ce60" table:number-columns-spanned="3" ns41:value-type="float">
            <text:p>10877</text:p>
          </table:table-cell>
          <table:covered-table-cell table:style-name="ce47" table:number-columns-repeated="2"/>
          <table:table-cell table:number-rows-spanned="1" office:value-type="float" office:value="10815" table:style-name="ce60" table:number-columns-spanned="4" ns41:value-type="float">
            <text:p>10815</text:p>
          </table:table-cell>
          <table:covered-table-cell table:style-name="ce47" table:number-columns-repeated="3"/>
          <table:table-cell table:number-rows-spanned="1" office:value-type="float" office:value="11228" table:style-name="ce60" table:number-columns-spanned="4" ns41:value-type="float">
            <text:p>11228</text:p>
          </table:table-cell>
          <table:covered-table-cell table:style-name="ce47" table:number-columns-repeated="3"/>
          <table:table-cell table:number-rows-spanned="1" office:value-type="float" office:value="10851" table:style-name="ce60" table:number-columns-spanned="4" ns41:value-type="float">
            <text:p>10851</text:p>
          </table:table-cell>
          <table:covered-table-cell table:style-name="ce47" table:number-columns-repeated="3"/>
          <table:table-cell table:number-rows-spanned="1" office:value-type="float" office:value="10142" table:style-name="ce60" table:number-columns-spanned="3" ns41:value-type="float">
            <text:p>10142</text:p>
          </table:table-cell>
          <table:covered-table-cell table:style-name="ce47" table:number-columns-repeated="2"/>
          <table:table-cell table:number-rows-spanned="1" office:value-type="float" office:value="11144" table:style-name="ce60" table:number-columns-spanned="3" ns41:value-type="float">
            <text:p>11144</text:p>
          </table:table-cell>
          <table:covered-table-cell table:style-name="ce47" table:number-columns-repeated="2"/>
          <table:table-cell table:number-rows-spanned="1" office:value-type="float" office:value="10836" table:style-name="ce60" table:number-columns-spanned="2" ns41:value-type="float">
            <text:p>10836</text:p>
          </table:table-cell>
          <table:covered-table-cell table:style-name="ce47"/>
          <table:table-cell table:number-rows-spanned="1" office:value-type="float" office:value="10005" table:style-name="ce60" table:number-columns-spanned="3" ns41:value-type="float">
            <text:p>10005</text:p>
          </table:table-cell>
          <table:covered-table-cell table:style-name="ce47" table:number-columns-repeated="2"/>
          <table:table-cell table:number-rows-spanned="1" office:value-type="float" office:value="10405" table:style-name="ce60" table:number-columns-spanned="3" ns41:value-type="float">
            <text:p>10405</text:p>
          </table:table-cell>
          <table:covered-table-cell table:style-name="ce47" table:number-columns-repeated="2"/>
          <table:table-cell table:number-rows-spanned="1" office:value-type="float" office:value="11421" table:style-name="ce60" table:number-columns-spanned="4" ns41:value-type="float">
            <text:p>11421</text:p>
          </table:table-cell>
          <table:covered-table-cell table:style-name="ce47" table:number-columns-repeated="3"/>
          <table:table-cell table:number-rows-spanned="1" office:value-type="float" office:value="11241" table:style-name="ce60" table:number-columns-spanned="4" ns41:value-type="float">
            <text:p>11241</text:p>
          </table:table-cell>
          <table:covered-table-cell table:style-name="ce47" table:number-columns-repeated="3"/>
          <table:table-cell table:number-rows-spanned="1" office:value-type="float" office:value="10140" table:style-name="ce60" table:number-columns-spanned="4" ns41:value-type="float">
            <text:p>10140</text:p>
          </table:table-cell>
          <table:covered-table-cell table:style-name="ce47" table:number-columns-repeated="3"/>
          <table:table-cell table:number-rows-spanned="1" office:value-type="float" office:value="10129" table:style-name="ce60" table:number-columns-spanned="3" ns41:value-type="float">
            <text:p>10129</text:p>
          </table:table-cell>
          <table:covered-table-cell table:style-name="ce47" table:number-columns-repeated="2"/>
          <table:table-cell table:number-rows-spanned="1" office:value-type="float" office:value="11322" table:style-name="ce60" table:number-columns-spanned="4" ns41:value-type="float">
            <text:p>11322</text:p>
          </table:table-cell>
          <table:covered-table-cell table:style-name="ce47" table:number-columns-repeated="3"/>
          <table:table-cell table:number-rows-spanned="1" office:value-type="float" office:value="11427" table:style-name="ce60" table:number-columns-spanned="4" ns41:value-type="float">
            <text:p>11427</text:p>
          </table:table-cell>
          <table:covered-table-cell table:style-name="ce47" table:number-columns-repeated="3"/>
          <table:table-cell table:number-rows-spanned="1" office:value-type="float" office:value="10454" table:style-name="ce66" table:number-columns-spanned="4" ns41:value-type="float">
            <text:p>10454</text:p>
          </table:table-cell>
          <table:covered-table-cell table:style-name="ce47" table:number-columns-repeated="2"/>
          <table:covered-table-cell table:style-name="ce72"/>
          <table:table-cell table:number-columns-repeated="918"/>
        </table:table-row>
        <table:table-row table:style-name="ro5">
          <table:table-cell ns41:value-type="string" table:style-name="ce11" office:value-type="string">
            <text:p>Grootteklasse</text:p>
          </table:table-cell>
          <table:table-cell table:style-name="ce25"/>
          <table:table-cell table:style-name="Default"/>
          <table:table-cell table:number-rows-spanned="1" office:value-type="float" office:value="3" table:style-name="ce36" table:number-columns-spanned="4" ns41:value-type="float">
            <text:p>3</text:p>
          </table:table-cell>
          <table:covered-table-cell table:style-name="ce47" table:number-columns-repeated="3"/>
          <table:table-cell table:number-rows-spanned="1" office:value-type="float" office:value="4" table:style-name="ce60" table:number-columns-spanned="4" ns41:value-type="float">
            <text:p>4</text:p>
          </table:table-cell>
          <table:covered-table-cell table:style-name="ce47" table:number-columns-repeated="3"/>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4" table:style-name="ce60" table:number-columns-spanned="4" ns41:value-type="float">
            <text:p>4</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2" ns41:value-type="float">
            <text:p>3</text:p>
          </table:table-cell>
          <table:covered-table-cell table:style-name="ce47"/>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4" table:style-name="ce60" table:number-columns-spanned="3" ns41:value-type="float">
            <text:p>4</text:p>
          </table:table-cell>
          <table:covered-table-cell table:style-name="ce47" table:number-columns-repeated="2"/>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2" table:style-name="ce60" table:number-columns-spanned="4" ns41:value-type="float">
            <text:p>2</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2" ns41:value-type="float">
            <text:p>3</text:p>
          </table:table-cell>
          <table:covered-table-cell table:style-name="ce47"/>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6" table:number-columns-spanned="4" ns41:value-type="float">
            <text:p>3</text:p>
          </table:table-cell>
          <table:covered-table-cell table:style-name="ce47" table:number-columns-repeated="2"/>
          <table:covered-table-cell table:style-name="ce72"/>
          <table:table-cell table:number-columns-repeated="918"/>
        </table:table-row>
        <table:table-row table:style-name="ro6">
          <table:table-cell ns41:value-type="string" table:style-name="ce12" office:value-type="string">
            <text:p>Provincie</text:p>
          </table:table-cell>
          <table:table-cell table:style-name="ce26"/>
          <table:table-cell table:style-name="Default"/>
          <table:table-cell ns41:value-type="string" table:number-rows-spanned="1" table:style-name="ce37"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2" office:value-type="string">
            <text:p>FR</text:p>
          </table:table-cell>
          <table:covered-table-cell table:style-name="ce48"/>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2" office:value-type="string">
            <text:p>FR</text:p>
          </table:table-cell>
          <table:covered-table-cell table:style-name="ce48"/>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7" table:number-columns-spanned="4" office:value-type="string">
            <text:p>FR</text:p>
          </table:table-cell>
          <table:covered-table-cell table:style-name="ce48" table:number-columns-repeated="2"/>
          <table:covered-table-cell table:style-name="ce73"/>
          <table:table-cell table:number-columns-repeated="918"/>
        </table:table-row>
        <table:table-row table:style-name="ro5">
          <table:table-cell ns41:value-type="string" table:style-name="ce10" office:value-type="string">
            <text:p>Telling</text:p>
          </table:table-cell>
          <table:table-cell table:style-name="ce24"/>
          <table:table-cell table:style-name="Default"/>
          <table:table-cell ns41:value-type="string" table:number-rows-spanned="1" table:style-name="ce35"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2" office:value-type="string">
            <text:p>VT_1889</text:p>
          </table:table-cell>
          <table:covered-table-cell table:style-name="ce46"/>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2" office:value-type="string">
            <text:p>VT_1889</text:p>
          </table:table-cell>
          <table:covered-table-cell table:style-name="ce46"/>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65" table:number-columns-spanned="4" office:value-type="string">
            <text:p>VT_1889</text:p>
          </table:table-cell>
          <table:covered-table-cell table:style-name="ce46" table:number-columns-repeated="2"/>
          <table:covered-table-cell table:style-name="ce71"/>
          <table:table-cell table:number-columns-repeated="918"/>
        </table:table-row>
        <table:table-row table:style-name="ro5">
          <table:table-cell ns41:value-type="string" table:style-name="ce11" office:value-type="string">
            <text:p>Tabel</text:p>
          </table:table-cell>
          <table:table-cell table:style-name="ce25"/>
          <table:table-cell table:style-name="Default"/>
          <table:table-cell ns41:value-type="string" table:number-rows-spanned="1" table:style-name="ce36"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2" office:value-type="string">
            <text:p>04_H7</text:p>
          </table:table-cell>
          <table:covered-table-cell table:style-name="ce47"/>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2" office:value-type="string">
            <text:p>04_H7</text:p>
          </table:table-cell>
          <table:covered-table-cell table:style-name="ce47"/>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6" table:number-columns-spanned="4" office:value-type="string">
            <text:p>04_H7</text:p>
          </table:table-cell>
          <table:covered-table-cell table:style-name="ce47" table:number-columns-repeated="2"/>
          <table:covered-table-cell table:style-name="ce72"/>
          <table:table-cell table:number-columns-repeated="918"/>
        </table:table-row>
        <table:table-row table:style-name="ro5">
          <table:table-cell ns41:value-type="string" table:style-name="ce11" office:value-type="string">
            <text:p>Pagina's</text:p>
          </table:table-cell>
          <table:table-cell table:style-name="ce25"/>
          <table:table-cell table:style-name="Default"/>
          <table:table-cell ns41:value-type="string" table:number-rows-spanned="1" table:style-name="ce36"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3" office:value-type="string">
            <text:p>240, 242, 244</text:p>
          </table:table-cell>
          <table:covered-table-cell table:style-name="ce47" table:number-columns-repeated="2"/>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1, 243, 245</text:p>
          </table:table-cell>
          <table:covered-table-cell table:style-name="ce47" table:number-columns-repeated="3"/>
          <table:table-cell ns41:value-type="string" table:number-rows-spanned="1" table:style-name="ce60" table:number-columns-spanned="4" office:value-type="string">
            <text:p>241, 243, 245</text:p>
          </table:table-cell>
          <table:covered-table-cell table:style-name="ce47" table:number-columns-repeated="3"/>
          <table:table-cell ns41:value-type="string" table:number-rows-spanned="1" table:style-name="ce60" table:number-columns-spanned="4" office:value-type="string">
            <text:p>241, 243, 245</text:p>
          </table:table-cell>
          <table:covered-table-cell table:style-name="ce47" table:number-columns-repeated="3"/>
          <table:table-cell ns41:value-type="string" table:number-rows-spanned="1" table:style-name="ce60" table:number-columns-spanned="3" office:value-type="string">
            <text:p>241, 243, 245</text:p>
          </table:table-cell>
          <table:covered-table-cell table:style-name="ce47" table:number-columns-repeated="2"/>
          <table:table-cell ns41:value-type="string" table:number-rows-spanned="1" table:style-name="ce60" table:number-columns-spanned="2" office:value-type="string">
            <text:p>241, 243, 245</text:p>
          </table:table-cell>
          <table:covered-table-cell table:style-name="ce47"/>
          <table:table-cell ns41:value-type="string" table:number-rows-spanned="1" table:style-name="ce60" table:number-columns-spanned="3" office:value-type="string">
            <text:p>241, 243, 245</text:p>
          </table:table-cell>
          <table:covered-table-cell table:style-name="ce47" table:number-columns-repeated="2"/>
          <table:table-cell ns41:value-type="string" table:number-rows-spanned="1" table:style-name="ce60" table:number-columns-spanned="3" office:value-type="string">
            <text:p>241, 243, 245</text:p>
          </table:table-cell>
          <table:covered-table-cell table:style-name="ce47" table:number-columns-repeated="2"/>
          <table:table-cell ns41:value-type="string" table:number-rows-spanned="1" table:style-name="ce60" table:number-columns-spanned="4" office:value-type="string">
            <text:p>246, 248, 250</text:p>
          </table:table-cell>
          <table:covered-table-cell table:style-name="ce47" table:number-columns-repeated="3"/>
          <table:table-cell ns41:value-type="string" table:number-rows-spanned="1" table:style-name="ce60" table:number-columns-spanned="4" office:value-type="string">
            <text:p>246, 248, 250</text:p>
          </table:table-cell>
          <table:covered-table-cell table:style-name="ce47" table:number-columns-repeated="3"/>
          <table:table-cell ns41:value-type="string" table:number-rows-spanned="1" table:style-name="ce60" table:number-columns-spanned="4" office:value-type="string">
            <text:p>246, 248, 250</text:p>
          </table:table-cell>
          <table:covered-table-cell table:style-name="ce47" table:number-columns-repeated="3"/>
          <table:table-cell ns41:value-type="string" table:number-rows-spanned="1" table:style-name="ce60" table:number-columns-spanned="3" office:value-type="string">
            <text:p>246, 248, 250</text:p>
          </table:table-cell>
          <table:covered-table-cell table:style-name="ce47" table:number-columns-repeated="2"/>
          <table:table-cell ns41:value-type="string" table:number-rows-spanned="1" table:style-name="ce60" table:number-columns-spanned="3" office:value-type="string">
            <text:p>246, 248, 250</text:p>
          </table:table-cell>
          <table:covered-table-cell table:style-name="ce47" table:number-columns-repeated="2"/>
          <table:table-cell ns41:value-type="string" table:number-rows-spanned="1" table:style-name="ce60" table:number-columns-spanned="2" office:value-type="string">
            <text:p>246, 248, 250</text:p>
          </table:table-cell>
          <table:covered-table-cell table:style-name="ce47"/>
          <table:table-cell ns41:value-type="string" table:number-rows-spanned="1" table:style-name="ce60" table:number-columns-spanned="3" office:value-type="string">
            <text:p>246, 248, 250</text:p>
          </table:table-cell>
          <table:covered-table-cell table:style-name="ce47" table:number-columns-repeated="2"/>
          <table:table-cell ns41:value-type="string" table:number-rows-spanned="1" table:style-name="ce60" table:number-columns-spanned="3" office:value-type="string">
            <text:p>247, 249, 251</text:p>
          </table:table-cell>
          <table:covered-table-cell table:style-name="ce47" table:number-columns-repeated="2"/>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0" table:number-columns-spanned="3" office:value-type="string">
            <text:p>247, 249, 251</text:p>
          </table:table-cell>
          <table:covered-table-cell table:style-name="ce47" table:number-columns-repeated="2"/>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6" table:number-columns-spanned="4" office:value-type="string">
            <text:p>247, 249, 251</text:p>
          </table:table-cell>
          <table:covered-table-cell table:style-name="ce47" table:number-columns-repeated="2"/>
          <table:covered-table-cell table:style-name="ce72"/>
          <table:table-cell table:number-columns-repeated="918"/>
        </table:table-row>
        <table:table-row table:style-name="ro6">
          <table:table-cell ns41:value-type="string" table:style-name="ce12" office:value-type="string">
            <text:p>Image nummers</text:p>
          </table:table-cell>
          <table:table-cell table:style-name="ce26"/>
          <table:table-cell table:style-name="Default"/>
          <table:table-cell ns41:value-type="string" table:number-rows-spanned="1" table:style-name="ce37"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3" office:value-type="string">
            <text:p>250531/2/3</text:p>
          </table:table-cell>
          <table:covered-table-cell table:style-name="ce48" table:number-columns-repeated="2"/>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3" office:value-type="string">
            <text:p>250531/2/3</text:p>
          </table:table-cell>
          <table:covered-table-cell table:style-name="ce48" table:number-columns-repeated="2"/>
          <table:table-cell ns41:value-type="string" table:number-rows-spanned="1" table:style-name="ce61" table:number-columns-spanned="2" office:value-type="string">
            <text:p>250531/3/5</text:p>
          </table:table-cell>
          <table:covered-table-cell table:style-name="ce48"/>
          <table:table-cell ns41:value-type="string" table:number-rows-spanned="1" table:style-name="ce61" table:number-columns-spanned="3" office:value-type="string">
            <text:p>250531/2/3</text:p>
          </table:table-cell>
          <table:covered-table-cell table:style-name="ce48" table:number-columns-repeated="2"/>
          <table:table-cell ns41:value-type="string" table:number-rows-spanned="1" table:style-name="ce61" table:number-columns-spanned="3" office:value-type="string">
            <text:p>250531/2/3</text:p>
          </table:table-cell>
          <table:covered-table-cell table:style-name="ce48" table:number-columns-repeated="2"/>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2" office:value-type="string">
            <text:p>250534/5/6</text:p>
          </table:table-cell>
          <table:covered-table-cell table:style-name="ce48"/>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7" table:number-columns-spanned="4" office:value-type="string">
            <text:p>250534/5/6</text:p>
          </table:table-cell>
          <table:covered-table-cell table:style-name="ce48" table:number-columns-repeated="2"/>
          <table:covered-table-cell table:style-name="ce73"/>
          <table:table-cell table:number-columns-repeated="918"/>
        </table:table-row>
        <table:table-row table:style-name="ro6">
          <table:table-cell table:style-name="Default"/>
          <table:table-cell table:style-name="ce2"/>
          <table:table-cell table:number-columns-repeated="1022"/>
        </table:table-row>
        <table:table-row table:style-name="ro6">
          <table:table-cell ns41:value-type="string" table:number-rows-spanned="2" table:style-name="ce13" table:number-columns-spanned="2" office:value-type="string">
            <text:p>Totaal der provincie</text:p>
          </table:table-cell>
          <table:covered-table-cell table:style-name="ce27"/>
          <table:table-cell table:style-name="Default"/>
          <table:table-cell ns41:value-type="string" table:style-name="ce38"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55" office:value-type="string">
            <text:p>*</text:p>
          </table:table-cell>
          <table:table-cell table:number-columns-repeated="1017"/>
        </table:table-row>
        <table:table-row table:style-name="ro6">
          <table:covered-table-cell table:style-name="ce14"/>
          <table:covered-table-cell table:style-name="ce28"/>
          <table:table-cell table:style-name="Default"/>
          <table:table-cell ns41:value-type="float" table:style-name="ce39" office:value="74" office:value-type="float">
            <text:p>74</text:p>
          </table:table-cell>
          <table:table-cell ns41:value-type="float" table:style-name="ce50" office:value="55" office:value-type="float">
            <text:p>55</text:p>
          </table:table-cell>
          <table:table-cell ns41:value-type="float" table:style-name="ce50" office:value="44" office:value-type="float">
            <text:p>44</text:p>
          </table:table-cell>
          <table:table-cell ns41:value-type="float" table:style-name="ce56" office:value="31" office:value-type="float">
            <text:p>31</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6"/>
        <table:table-column table:style-name="co11" table:default-cell-style-name="ce16"/>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4" table:default-cell-style-name="ce2" table:number-columns-repeated="23"/>
        <table:table-column table:style-name="co9" table:default-cell-style-name="ce79"/>
        <table:table-column table:style-name="co17" table:default-cell-style-name="ce79"/>
        <table:table-column table:style-name="co9" table:default-cell-style-name="ce79" table:number-columns-repeated="3"/>
        <table:table-column table:style-name="co18" table:default-cell-style-name="ce79"/>
        <table:table-column table:style-name="co9" table:default-cell-style-name="ce2" table:number-columns-repeated="218"/>
        <table:table-column table:style-name="co9" table:default-cell-style-name="Default" table:number-columns-repeated="767"/>
        <table:table-row table:style-name="ro1">
          <table:table-cell ns41:value-type="string" table:number-rows-spanned="1" table:style-name="ce100" table:number-columns-spanned="71" office:value-type="string">
            <text:p>PROVINCIE FRIESLAND, <text:s/>ZEVENDE GEDEELTE: INDEELING DER DOOFSTOMMEN DIE ONDERWIJS EN GEEN ONDERWIJS GENOTEN HEBBEN, NAAR WOONPLAATS EN LEEFTIJD</text:p>
          </table:table-cell>
          <table:covered-table-cell table:style-name="ce15" table:number-columns-repeated="69"/>
          <table:covered-table-cell table:style-name="ce112"/>
          <table:table-cell table:number-columns-repeated="953"/>
        </table:table-row>
        <table:table-row table:style-name="ro1">
          <table:table-cell table:style-name="Default" table:number-columns-repeated="33"/>
          <table:table-cell table:style-name="ce74" table:number-columns-repeated="6"/>
          <table:table-cell table:number-columns-repeated="985"/>
        </table:table-row>
        <table:table-row table:style-name="ro5">
          <table:table-cell ns41:value-type="string" table:style-name="ce101" office:value-type="string">
            <text:p>Doofstommen werden niet aangetroffen in de gemeenten:</text:p>
          </table:table-cell>
          <table:table-cell table:style-name="ce101"/>
          <table:table-cell table:style-name="ce2"/>
          <table:table-cell table:style-name="TL ColHeader"/>
          <table:table-cell table:style-name="ce107"/>
          <table:table-cell table:style-name="TL ColHeader" table:number-columns-repeated="28"/>
          <table:table-cell table:style-name="ce117" table:number-columns-repeated="6"/>
          <table:table-cell table:number-columns-repeated="985"/>
        </table:table-row>
        <table:table-row table:style-name="ro6">
          <table:table-cell table:style-name="TL RowProperty"/>
          <table:table-cell table:style-name="ce118" table:number-columns-repeated="2"/>
          <table:table-cell table:style-name="TL ColHeader"/>
          <table:table-cell table:style-name="ce107"/>
          <table:table-cell table:style-name="TL ColHeader" table:number-columns-repeated="28"/>
          <table:table-cell table:style-name="ce117" table:number-columns-repeated="6"/>
          <table:table-cell table:number-columns-repeated="985"/>
        </table:table-row>
        <table:table-row table:style-name="ro7">
          <table:table-cell ns41:value-type="string" table:style-name="ce102" office:value-type="string">
            <text:p>GEMEENTEN</text:p>
          </table:table-cell>
          <table:table-cell table:style-name="ce106"/>
          <table:table-cell ns41:value-type="string" table:style-name="ce75" office:value-type="string">
            <text:p>CBS nummer</text:p>
          </table:table-cell>
          <table:table-cell ns41:value-type="string" table:style-name="ce119" office:value-type="string">
            <text:p>Amsterdamse code</text:p>
          </table:table-cell>
          <table:table-cell ns41:value-type="string" table:style-name="ce119" office:value-type="string">
            <text:p>Grootteklasse</text:p>
          </table:table-cell>
          <table:table-cell ns41:value-type="string" table:style-name="ce120" office:value-type="string">
            <text:p>Provincie</text:p>
          </table:table-cell>
          <table:table-cell ns41:value-type="string" table:style-name="ce121" office:value-type="string">
            <text:p>Telling</text:p>
          </table:table-cell>
          <table:table-cell ns41:value-type="string" table:style-name="ce119" office:value-type="string">
            <text:p>Tabel</text:p>
          </table:table-cell>
          <table:table-cell ns41:value-type="string" table:style-name="ce119" office:value-type="string">
            <text:p>Pagina</text:p>
          </table:table-cell>
          <table:table-cell ns41:value-type="string" table:style-name="ce120" office:value-type="string">
            <text:p>Image nummer</text:p>
          </table:table-cell>
          <table:table-cell table:style-name="TL ColHeader" table:number-columns-repeated="23"/>
          <table:table-cell table:style-name="ce117" table:number-columns-repeated="6"/>
          <table:table-cell table:number-columns-repeated="985"/>
        </table:table-row>
        <table:table-row table:style-name="ro6">
          <table:table-cell table:style-name="Default"/>
          <table:table-cell table:style-name="ce2" table:number-columns-repeated="2"/>
          <table:table-cell table:style-name="ce122"/>
          <table:table-cell table:style-name="Default" table:number-columns-repeated="29"/>
          <table:table-cell table:style-name="ce2" table:number-columns-repeated="6"/>
          <table:table-cell table:number-columns-repeated="985"/>
        </table:table-row>
        <table:table-row table:style-name="ro5">
          <table:table-cell ns41:value-type="string" table:style-name="ce103" office:value-type="string">
            <text:p>Aengwirden</text:p>
          </table:table-cell>
          <table:table-cell table:style-name="ce123"/>
          <table:table-cell ns41:value-type="float" table:style-name="ce10" office:value="1006" office:value-type="float">
            <text:p>1006</text:p>
          </table:table-cell>
          <table:table-cell ns41:value-type="float" table:style-name="ce108" office:value="10157" office:value-type="float">
            <text:p>10157</text:p>
          </table:table-cell>
          <table:table-cell ns41:value-type="float" table:style-name="ce108" office:value="4" office:value-type="float">
            <text:p>4</text:p>
          </table:table-cell>
          <table:table-cell ns41:value-type="string" table:style-name="ce124" office:value-type="string">
            <text:p>FR</text:p>
          </table:table-cell>
          <table:table-cell ns41:value-type="string" table:style-name="ce125" office:value-type="string">
            <text:p>VT_1889</text:p>
          </table:table-cell>
          <table:table-cell ns41:value-type="string" table:style-name="ce108" office:value-type="string">
            <text:p>04_H7</text:p>
          </table:table-cell>
          <table:table-cell ns41:value-type="float" table:style-name="ce108" office:value="252" office:value-type="float">
            <text:p>252</text:p>
          </table:table-cell>
          <table:table-cell ns41:value-type="float" table:style-name="ce124" office:value="250537" office:value-type="float">
            <text:p>250537</text:p>
          </table:table-cell>
          <table:table-cell table:style-name="TL Data" table:number-columns-repeated="23"/>
          <table:table-cell table:style-name="ce126" table:number-columns-repeated="6"/>
          <table:table-cell table:number-columns-repeated="985"/>
        </table:table-row>
        <table:table-row table:style-name="ro5">
          <table:table-cell ns41:value-type="string" table:style-name="ce104" office:value-type="string">
            <text:p>Doniawerstal</text:p>
          </table:table-cell>
          <table:table-cell table:style-name="TL RowHeader"/>
          <table:table-cell ns41:value-type="float" table:style-name="ce11" office:value="67" office:value-type="float">
            <text:p>67</text:p>
          </table:table-cell>
          <table:table-cell ns41:value-type="float" table:style-name="ce109" office:value="10086" office:value-type="float">
            <text:p>10086</text:p>
          </table:table-cell>
          <table:table-cell ns41:value-type="float" table:style-name="ce109" office:value="4" office:value-type="float">
            <text:p>4</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style-name="ce111" table:number-columns-repeated="28"/>
          <table:table-cell table:style-name="Default"/>
          <table:table-cell table:style-name="ce79" table:number-columns-repeated="5"/>
          <table:table-cell table:number-columns-repeated="980"/>
        </table:table-row>
        <table:table-row table:style-name="ro5">
          <table:table-cell ns41:value-type="string" table:style-name="ce104" office:value-type="string">
            <text:p>Haskerland</text:p>
          </table:table-cell>
          <table:table-cell table:style-name="TL RowHeader"/>
          <table:table-cell ns41:value-type="float" table:style-name="ce11" office:value="73" office:value-type="float">
            <text:p>73</text:p>
          </table:table-cell>
          <table:table-cell ns41:value-type="float" table:style-name="ce109" office:value="10022" office:value-type="float">
            <text:p>10022</text:p>
          </table:table-cell>
          <table:table-cell ns41:value-type="float" table:style-name="ce109" office:value="3" office:value-type="float">
            <text:p>3</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Hemelumer Oldephaert</text:p>
          </table:table-cell>
          <table:table-cell table:style-name="TL RowHeader"/>
          <table:table-cell ns41:value-type="float" table:style-name="ce11" office:value="1260" office:value-type="float">
            <text:p>1260</text:p>
          </table:table-cell>
          <table:table-cell ns41:value-type="float" table:style-name="ce109" office:value="10334" office:value-type="float">
            <text:p>10334</text:p>
          </table:table-cell>
          <table:table-cell ns41:value-type="float" table:style-name="ce109" office:value="4" office:value-type="float">
            <text:p>4</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Hindeloopen</text:p>
          </table:table-cell>
          <table:table-cell table:style-name="TL RowHeader"/>
          <table:table-cell ns41:value-type="float" table:style-name="ce11" office:value="77" office:value-type="float">
            <text:p>77</text:p>
          </table:table-cell>
          <table:table-cell ns41:value-type="float" table:style-name="ce109" office:value="10672" office:value-type="float">
            <text:p>10672</text:p>
          </table:table-cell>
          <table:table-cell ns41:value-type="float" table:style-name="ce109" office:value="4" office:value-type="float">
            <text:p>4</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IJlst</text:p>
          </table:table-cell>
          <table:table-cell table:style-name="TL RowHeader"/>
          <table:table-cell ns41:value-type="float" table:style-name="ce11" office:value="102" office:value-type="float">
            <text:p>102</text:p>
          </table:table-cell>
          <table:table-cell ns41:value-type="float" table:style-name="ce109" office:value="11062" office:value-type="float">
            <text:p>11062</text:p>
          </table:table-cell>
          <table:table-cell ns41:value-type="float" table:style-name="ce109" office:value="4" office:value-type="float">
            <text:p>4</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Kollumerland</text:p>
          </table:table-cell>
          <table:table-cell table:style-name="TL RowHeader"/>
          <table:table-cell ns41:value-type="float" table:style-name="ce11" office:value="79" office:value-type="float">
            <text:p>79</text:p>
          </table:table-cell>
          <table:table-cell ns41:value-type="float" table:style-name="ce109" office:value="10984" office:value-type="float">
            <text:p>10984</text:p>
          </table:table-cell>
          <table:table-cell ns41:value-type="float" table:style-name="ce109" office:value="3" office:value-type="float">
            <text:p>3</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Oostdongeradeel</text:p>
          </table:table-cell>
          <table:table-cell table:style-name="TL RowHeader"/>
          <table:table-cell ns41:value-type="float" table:style-name="ce11" office:value="84" office:value-type="float">
            <text:p>84</text:p>
          </table:table-cell>
          <table:table-cell ns41:value-type="float" table:style-name="ce109" office:value="11102" office:value-type="float">
            <text:p>11102</text:p>
          </table:table-cell>
          <table:table-cell ns41:value-type="float" table:style-name="ce109" office:value="3" office:value-type="float">
            <text:p>3</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Rauwerderhem</text:p>
          </table:table-cell>
          <table:table-cell table:style-name="TL RowHeader"/>
          <table:table-cell ns41:value-type="float" table:style-name="ce11" office:value="87" office:value-type="float">
            <text:p>87</text:p>
          </table:table-cell>
          <table:table-cell ns41:value-type="float" table:style-name="ce109" office:value="10330" office:value-type="float">
            <text:p>10330</text:p>
          </table:table-cell>
          <table:table-cell ns41:value-type="float" table:style-name="ce109" office:value="4" office:value-type="float">
            <text:p>4</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Schiermonnikoog</text:p>
          </table:table-cell>
          <table:table-cell table:style-name="TL RowHeader"/>
          <table:table-cell ns41:value-type="float" table:style-name="ce11" office:value="88" office:value-type="float">
            <text:p>88</text:p>
          </table:table-cell>
          <table:table-cell ns41:value-type="float" table:style-name="ce109" office:value="10355" office:value-type="float">
            <text:p>10355</text:p>
          </table:table-cell>
          <table:table-cell ns41:value-type="float" table:style-name="ce109" office:value="4" office:value-type="float">
            <text:p>4</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Schoterland</text:p>
          </table:table-cell>
          <table:table-cell table:style-name="TL RowHeader"/>
          <table:table-cell ns41:value-type="float" table:style-name="ce11" office:value="1174" office:value-type="float">
            <text:p>1174</text:p>
          </table:table-cell>
          <table:table-cell ns41:value-type="float" table:style-name="ce109" office:value="10680" office:value-type="float">
            <text:p>10680</text:p>
          </table:table-cell>
          <table:table-cell ns41:value-type="float" table:style-name="ce109" office:value="3" office:value-type="float">
            <text:p>3</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Sloten</text:p>
          </table:table-cell>
          <table:table-cell table:style-name="TL RowHeader"/>
          <table:table-cell ns41:value-type="float" table:style-name="ce11" office:value="89" office:value-type="float">
            <text:p>89</text:p>
          </table:table-cell>
          <table:table-cell ns41:value-type="float" table:style-name="ce109" office:value="10867" office:value-type="float">
            <text:p>10867</text:p>
          </table:table-cell>
          <table:table-cell ns41:value-type="float" table:style-name="ce109" office:value="4" office:value-type="float">
            <text:p>4</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5">
          <table:table-cell ns41:value-type="string" table:style-name="ce104" office:value-type="string">
            <text:p>Stavoren</text:p>
          </table:table-cell>
          <table:table-cell table:style-name="TL RowHeader"/>
          <table:table-cell ns41:value-type="float" table:style-name="ce11" office:value="1257" office:value-type="float">
            <text:p>1257</text:p>
          </table:table-cell>
          <table:table-cell ns41:value-type="float" table:style-name="ce109" office:value="10240" office:value-type="float">
            <text:p>10240</text:p>
          </table:table-cell>
          <table:table-cell ns41:value-type="float" table:style-name="ce109" office:value="4" office:value-type="float">
            <text:p>4</text:p>
          </table:table-cell>
          <table:table-cell ns41:value-type="string" table:style-name="ce127" office:value-type="string">
            <text:p>FR</text:p>
          </table:table-cell>
          <table:table-cell ns41:value-type="string" table:style-name="ce128" office:value-type="string">
            <text:p>VT_1889</text:p>
          </table:table-cell>
          <table:table-cell ns41:value-type="string" table:style-name="ce109" office:value-type="string">
            <text:p>04_H7</text:p>
          </table:table-cell>
          <table:table-cell ns41:value-type="float" table:style-name="ce109" office:value="252" office:value-type="float">
            <text:p>252</text:p>
          </table:table-cell>
          <table:table-cell ns41:value-type="float" table:style-name="ce127" office:value="250537" office:value-type="float">
            <text:p>250537</text:p>
          </table:table-cell>
          <table:table-cell table:number-columns-repeated="1014"/>
        </table:table-row>
        <table:table-row table:style-name="ro6">
          <table:table-cell ns41:value-type="string" table:style-name="ce105" office:value-type="string">
            <text:p>Workum</text:p>
          </table:table-cell>
          <table:table-cell table:style-name="TL RowHeader"/>
          <table:table-cell ns41:value-type="float" table:style-name="ce12" office:value="100" office:value-type="float">
            <text:p>100</text:p>
          </table:table-cell>
          <table:table-cell ns41:value-type="float" table:style-name="ce110" office:value="10768" office:value-type="float">
            <text:p>10768</text:p>
          </table:table-cell>
          <table:table-cell ns41:value-type="float" table:style-name="ce110" office:value="4" office:value-type="float">
            <text:p>4</text:p>
          </table:table-cell>
          <table:table-cell ns41:value-type="string" table:style-name="ce129" office:value-type="string">
            <text:p>FR</text:p>
          </table:table-cell>
          <table:table-cell ns41:value-type="string" table:style-name="ce130" office:value-type="string">
            <text:p>VT_1889</text:p>
          </table:table-cell>
          <table:table-cell ns41:value-type="string" table:style-name="ce110" office:value-type="string">
            <text:p>04_H7</text:p>
          </table:table-cell>
          <table:table-cell ns41:value-type="float" table:style-name="ce110" office:value="252" office:value-type="float">
            <text:p>252</text:p>
          </table:table-cell>
          <table:table-cell ns41:value-type="float" table:style-name="ce129" office:value="250537" office:value-type="float">
            <text:p>250537</text:p>
          </table:table-cell>
          <table:table-cell table:number-columns-repeated="1014"/>
        </table:table-row>
        <table:table-row table:style-name="ro5" table:number-rows-repeated="104855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3:24</dc:date>
    <meta:document-statistic meta:object-count="0" meta:cell-count="1448" meta:table-count="2"/>
    <meta:generator>ODFPY/1.3.0dev</meta:generator>
  </office:meta>
</office:document-meta>
</file>